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6154in" svg:height="6.2181in" svg:x="1.7551in" svg:y="0.0421in">
            <draw:object draw:notify-on-update-of-ranges="Sheet1.A1:Sheet1.A1200 Sheet1.B1:Sheet1.B1200 Sheet1.C1:Sheet1.C12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063in" svg:height="6.4386in" svg:x="1.9398in" svg:y="6.5858in">
            <draw:object draw:notify-on-update-of-ranges="Sheet1.A530:Sheet1.A670 Sheet1.B530:Sheet1.B670 Sheet1.C530:Sheet1.C67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7" calcext:value-type="float">
            <text:p>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8" calcext:value-type="float">
            <text:p>5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" calcext:value-type="float">
            <text:p>5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5" calcext:value-type="float">
            <text:p>4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1" calcext:value-type="float">
            <text:p>4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" calcext:value-type="float">
            <text:p>7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1" calcext:value-type="float">
            <text:p>5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5" calcext:value-type="float">
            <text:p>5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6" calcext:value-type="float">
            <text:p>9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3" calcext:value-type="float">
            <text:p>9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8" calcext:value-type="float">
            <text:p>15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2" calcext:value-type="float">
            <text:p>9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7" calcext:value-type="float">
            <text:p>8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6" calcext:value-type="float">
            <text:p>15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8" calcext:value-type="float">
            <text:p>20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2" calcext:value-type="float">
            <text:p>8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6" calcext:value-type="float">
            <text:p>12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0" calcext:value-type="float">
            <text:p>19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0" calcext:value-type="float">
            <text:p>20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2" calcext:value-type="float">
            <text:p>13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2" calcext:value-type="float">
            <text:p>9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5" calcext:value-type="float">
            <text:p>19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2" calcext:value-type="float">
            <text:p>11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7" calcext:value-type="float">
            <text:p>13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3" calcext:value-type="float">
            <text:p>18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7" calcext:value-type="float">
            <text:p>11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13" calcext:value-type="float">
            <text:p>21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4" calcext:value-type="float">
            <text:p>17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2" calcext:value-type="float">
            <text:p>17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6" calcext:value-type="float">
            <text:p>14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3" calcext:value-type="float">
            <text:p>18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98" calcext:value-type="float">
            <text:p>398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7" calcext:value-type="float">
            <text:p>17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2" calcext:value-type="float">
            <text:p>16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93" calcext:value-type="float">
            <text:p>19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7" calcext:value-type="float">
            <text:p>14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59" calcext:value-type="float">
            <text:p>15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0" calcext:value-type="float">
            <text:p>330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1" calcext:value-type="float">
            <text:p>18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0" calcext:value-type="float">
            <text:p>24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16" calcext:value-type="float">
            <text:p>21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0" calcext:value-type="float">
            <text:p>21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9" calcext:value-type="float">
            <text:p>349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3" calcext:value-type="float">
            <text:p>223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09" calcext:value-type="float">
            <text:p>209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14" calcext:value-type="float">
            <text:p>21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17" calcext:value-type="float">
            <text:p>21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6" calcext:value-type="float">
            <text:p>22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70" calcext:value-type="float">
            <text:p>37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97" calcext:value-type="float">
            <text:p>397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36" calcext:value-type="float">
            <text:p>236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6" calcext:value-type="float">
            <text:p>20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0" calcext:value-type="float">
            <text:p>250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59" calcext:value-type="float">
            <text:p>359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75" calcext:value-type="float">
            <text:p>475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0" calcext:value-type="float">
            <text:p>29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9" calcext:value-type="float">
            <text:p>26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4" calcext:value-type="float">
            <text:p>324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40" calcext:value-type="float">
            <text:p>34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82" calcext:value-type="float">
            <text:p>482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43" calcext:value-type="float">
            <text:p>543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70" calcext:value-type="float">
            <text:p>270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9" calcext:value-type="float">
            <text:p>34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56" calcext:value-type="float">
            <text:p>35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94" calcext:value-type="float">
            <text:p>594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78" calcext:value-type="float">
            <text:p>678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57" calcext:value-type="float">
            <text:p>35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65" calcext:value-type="float">
            <text:p>36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44" calcext:value-type="float">
            <text:p>344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28" calcext:value-type="float">
            <text:p>328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64" calcext:value-type="float">
            <text:p>464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52" calcext:value-type="float">
            <text:p>65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95" calcext:value-type="float">
            <text:p>39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18" calcext:value-type="float">
            <text:p>41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79" calcext:value-type="float">
            <text:p>379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65" calcext:value-type="float">
            <text:p>36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36" calcext:value-type="float">
            <text:p>636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73" calcext:value-type="float">
            <text:p>673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18" calcext:value-type="float">
            <text:p>41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36" calcext:value-type="float">
            <text:p>436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74" calcext:value-type="float">
            <text:p>57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0" calcext:value-type="float">
            <text:p>67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01" calcext:value-type="float">
            <text:p>90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27" calcext:value-type="float">
            <text:p>1127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27" calcext:value-type="float">
            <text:p>927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00" calcext:value-type="float">
            <text:p>6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47" calcext:value-type="float">
            <text:p>64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90" calcext:value-type="float">
            <text:p>49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28" calcext:value-type="float">
            <text:p>52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11" calcext:value-type="float">
            <text:p>511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32" calcext:value-type="float">
            <text:p>83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64" calcext:value-type="float">
            <text:p>864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72" calcext:value-type="float">
            <text:p>47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98" calcext:value-type="float">
            <text:p>49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46" calcext:value-type="float">
            <text:p>446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94" calcext:value-type="float">
            <text:p>4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40" calcext:value-type="float">
            <text:p>44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87" calcext:value-type="float">
            <text:p>98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99" calcext:value-type="float">
            <text:p>99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25" calcext:value-type="float">
            <text:p>525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30" calcext:value-type="float">
            <text:p>530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06" calcext:value-type="float">
            <text:p>506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13" calcext:value-type="float">
            <text:p>51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78" calcext:value-type="float">
            <text:p>678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93" calcext:value-type="float">
            <text:p>993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65" calcext:value-type="float">
            <text:p>1065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92" calcext:value-type="float">
            <text:p>159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98" calcext:value-type="float">
            <text:p>69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5" calcext:value-type="float">
            <text:p>71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29" calcext:value-type="float">
            <text:p>1029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61" calcext:value-type="float">
            <text:p>96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97" calcext:value-type="float">
            <text:p>1297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43" calcext:value-type="float">
            <text:p>1243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25" calcext:value-type="float">
            <text:p>62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75" calcext:value-type="float">
            <text:p>77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28" calcext:value-type="float">
            <text:p>62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70" calcext:value-type="float">
            <text:p>670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36" calcext:value-type="float">
            <text:p>636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239" calcext:value-type="float">
            <text:p>123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22" calcext:value-type="float">
            <text:p>1022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46" calcext:value-type="float">
            <text:p>646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19" calcext:value-type="float">
            <text:p>619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08" calcext:value-type="float">
            <text:p>70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47" calcext:value-type="float">
            <text:p>64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92" calcext:value-type="float">
            <text:p>692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358" calcext:value-type="float">
            <text:p>1358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36" calcext:value-type="float">
            <text:p>1236</text:p>
          </table:table-cell>
          <table:table-cell office:value-type="float" office:value="1376" calcext:value-type="float">
            <text:p>137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17" calcext:value-type="float">
            <text:p>717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25" calcext:value-type="float">
            <text:p>725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10" calcext:value-type="float">
            <text:p>71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09" calcext:value-type="float">
            <text:p>809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27" calcext:value-type="float">
            <text:p>727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25" calcext:value-type="float">
            <text:p>1225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75" calcext:value-type="float">
            <text:p>1175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68" calcext:value-type="float">
            <text:p>768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91" calcext:value-type="float">
            <text:p>791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51" calcext:value-type="float">
            <text:p>75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85" calcext:value-type="float">
            <text:p>685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23" calcext:value-type="float">
            <text:p>1223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19" calcext:value-type="float">
            <text:p>1319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87" calcext:value-type="float">
            <text:p>687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31" calcext:value-type="float">
            <text:p>731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51" calcext:value-type="float">
            <text:p>75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71" calcext:value-type="float">
            <text:p>87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77" calcext:value-type="float">
            <text:p>77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38" calcext:value-type="float">
            <text:p>1438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02" calcext:value-type="float">
            <text:p>1402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37" calcext:value-type="float">
            <text:p>837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26" calcext:value-type="float">
            <text:p>926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41" calcext:value-type="float">
            <text:p>941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67" calcext:value-type="float">
            <text:p>967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57" calcext:value-type="float">
            <text:p>957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84" calcext:value-type="float">
            <text:p>1684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65" calcext:value-type="float">
            <text:p>1465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36" calcext:value-type="float">
            <text:p>1136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30" calcext:value-type="float">
            <text:p>1130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02" calcext:value-type="float">
            <text:p>1402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665" calcext:value-type="float">
            <text:p>1665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82" calcext:value-type="float">
            <text:p>2082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95" calcext:value-type="float">
            <text:p>2795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51" calcext:value-type="float">
            <text:p>2051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16" calcext:value-type="float">
            <text:p>1416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76" calcext:value-type="float">
            <text:p>1376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711" calcext:value-type="float">
            <text:p>1711</text:p>
          </table:table-cell>
          <table:table-cell office:value-type="float" office:value="1532" calcext:value-type="float">
            <text:p>153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55" calcext:value-type="float">
            <text:p>2355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81" calcext:value-type="float">
            <text:p>1981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942" calcext:value-type="float">
            <text:p>2942</text:p>
          </table:table-cell>
          <table:table-cell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411" calcext:value-type="float">
            <text:p>3411</text:p>
          </table:table-cell>
          <table:table-cell office:value-type="float" office:value="2282" calcext:value-type="float">
            <text:p>228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26" calcext:value-type="float">
            <text:p>242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69" calcext:value-type="float">
            <text:p>2569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59" calcext:value-type="float">
            <text:p>2059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890" calcext:value-type="float">
            <text:p>2890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80" calcext:value-type="float">
            <text:p>2580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12" calcext:value-type="float">
            <text:p>4112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089" calcext:value-type="float">
            <text:p>4089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438" calcext:value-type="float">
            <text:p>3438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923" calcext:value-type="float">
            <text:p>2923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44" calcext:value-type="float">
            <text:p>2244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359" calcext:value-type="float">
            <text:p>2359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920" calcext:value-type="float">
            <text:p>392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951" calcext:value-type="float">
            <text:p>5951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111" calcext:value-type="float">
            <text:p>4111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66" calcext:value-type="float">
            <text:p>4266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63" calcext:value-type="float">
            <text:p>2663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850" calcext:value-type="float">
            <text:p>2850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162" calcext:value-type="float">
            <text:p>316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539" calcext:value-type="float">
            <text:p>4539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506" calcext:value-type="float">
            <text:p>5506</text:p>
          </table:table-cell>
          <table:table-cell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738" calcext:value-type="float">
            <text:p>5738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296" calcext:value-type="float">
            <text:p>629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770" calcext:value-type="float">
            <text:p>2770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142" calcext:value-type="float">
            <text:p>3142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47" calcext:value-type="float">
            <text:p>3047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646" calcext:value-type="float">
            <text:p>3646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861" calcext:value-type="float">
            <text:p>5861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554" calcext:value-type="float">
            <text:p>5554</text:p>
          </table:table-cell>
          <table:table-cell office:value-type="float" office:value="3005" calcext:value-type="float">
            <text:p>300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82" calcext:value-type="float">
            <text:p>4482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321" calcext:value-type="float">
            <text:p>4321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748" calcext:value-type="float">
            <text:p>5748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831" calcext:value-type="float">
            <text:p>3831</text:p>
          </table:table-cell>
          <table:table-cell office:value-type="float" office:value="1712" calcext:value-type="float">
            <text:p>17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899" calcext:value-type="float">
            <text:p>3899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795" calcext:value-type="float">
            <text:p>5795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963" calcext:value-type="float">
            <text:p>4963</text:p>
          </table:table-cell>
          <table:table-cell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024" calcext:value-type="float">
            <text:p>4024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493" calcext:value-type="float">
            <text:p>3493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319" calcext:value-type="float">
            <text:p>3319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357" calcext:value-type="float">
            <text:p>3357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252" calcext:value-type="float">
            <text:p>3252</text:p>
          </table:table-cell>
          <table:table-cell office:value-type="float" office:value="2201" calcext:value-type="float">
            <text:p>220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5542" calcext:value-type="float">
            <text:p>5542</text:p>
          </table:table-cell>
          <table:table-cell office:value-type="float" office:value="4363" calcext:value-type="float">
            <text:p>436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305" calcext:value-type="float">
            <text:p>430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952" calcext:value-type="float">
            <text:p>2952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52" calcext:value-type="float">
            <text:p>3052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52" calcext:value-type="float">
            <text:p>3052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242" calcext:value-type="float">
            <text:p>3242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450" calcext:value-type="float">
            <text:p>3450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488" calcext:value-type="float">
            <text:p>5488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709" calcext:value-type="float">
            <text:p>4709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253" calcext:value-type="float">
            <text:p>3253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21" calcext:value-type="float">
            <text:p>3021</text:p>
          </table:table-cell>
          <table:table-cell office:value-type="float" office:value="2596" calcext:value-type="float">
            <text:p>259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68" calcext:value-type="float">
            <text:p>3068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129" calcext:value-type="float">
            <text:p>3129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32" calcext:value-type="float">
            <text:p>3232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435" calcext:value-type="float">
            <text:p>5435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427" calcext:value-type="float">
            <text:p>4427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339" calcext:value-type="float">
            <text:p>3339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438" calcext:value-type="float">
            <text:p>3438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415" calcext:value-type="float">
            <text:p>3415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05" calcext:value-type="float">
            <text:p>3505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500" calcext:value-type="float">
            <text:p>3500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484" calcext:value-type="float">
            <text:p>5484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586" calcext:value-type="float">
            <text:p>4586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300" calcext:value-type="float">
            <text:p>3300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253" calcext:value-type="float">
            <text:p>3253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402" calcext:value-type="float">
            <text:p>3402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359" calcext:value-type="float">
            <text:p>3359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14" calcext:value-type="float">
            <text:p>3414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199" calcext:value-type="float">
            <text:p>6199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682" calcext:value-type="float">
            <text:p>4682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478" calcext:value-type="float">
            <text:p>3478</text:p>
          </table:table-cell>
          <table:table-cell office:value-type="float" office:value="2939" calcext:value-type="float">
            <text:p>293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417" calcext:value-type="float">
            <text:p>3417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560" calcext:value-type="float">
            <text:p>3560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590" calcext:value-type="float">
            <text:p>3590</text:p>
          </table:table-cell>
          <table:table-cell office:value-type="float" office:value="3242" calcext:value-type="float">
            <text:p>32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59" calcext:value-type="float">
            <text:p>3859</text:p>
          </table:table-cell>
          <table:table-cell office:value-type="float" office:value="3532" calcext:value-type="float">
            <text:p>353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730" calcext:value-type="float">
            <text:p>6730</text:p>
          </table:table-cell>
          <table:table-cell office:value-type="float" office:value="7270" calcext:value-type="float">
            <text:p>727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177" calcext:value-type="float">
            <text:p>5177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740" calcext:value-type="float">
            <text:p>3740</text:p>
          </table:table-cell>
          <table:table-cell office:value-type="float" office:value="3314" calcext:value-type="float">
            <text:p>331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716" calcext:value-type="float">
            <text:p>3716</text:p>
          </table:table-cell>
          <table:table-cell office:value-type="float" office:value="3585" calcext:value-type="float">
            <text:p>358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126" calcext:value-type="float">
            <text:p>4126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131" calcext:value-type="float">
            <text:p>4131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147" calcext:value-type="float">
            <text:p>4147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835" calcext:value-type="float">
            <text:p>7835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580" calcext:value-type="float">
            <text:p>5580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186" calcext:value-type="float">
            <text:p>4186</text:p>
          </table:table-cell>
          <table:table-cell office:value-type="float" office:value="3729" calcext:value-type="float">
            <text:p>372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201" calcext:value-type="float">
            <text:p>4201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149" calcext:value-type="float">
            <text:p>4149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386" calcext:value-type="float">
            <text:p>4386</text:p>
          </table:table-cell>
          <table:table-cell office:value-type="float" office:value="3926" calcext:value-type="float">
            <text:p>392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99" calcext:value-type="float">
            <text:p>4599</text:p>
          </table:table-cell>
          <table:table-cell office:value-type="float" office:value="4612" calcext:value-type="float">
            <text:p>461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501" calcext:value-type="float">
            <text:p>8501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298" calcext:value-type="float">
            <text:p>6298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358" calcext:value-type="float">
            <text:p>4358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556" calcext:value-type="float">
            <text:p>4556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789" calcext:value-type="float">
            <text:p>4789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749" calcext:value-type="float">
            <text:p>4749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20" calcext:value-type="float">
            <text:p>5020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805" calcext:value-type="float">
            <text:p>8805</text:p>
          </table:table-cell>
          <table:table-cell office:value-type="float" office:value="10408" calcext:value-type="float">
            <text:p>104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483" calcext:value-type="float">
            <text:p>6483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826" calcext:value-type="float">
            <text:p>4826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076" calcext:value-type="float">
            <text:p>5076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288" calcext:value-type="float">
            <text:p>5288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418" calcext:value-type="float">
            <text:p>5418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759" calcext:value-type="float">
            <text:p>5759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522" calcext:value-type="float">
            <text:p>10522</text:p>
          </table:table-cell>
          <table:table-cell office:value-type="float" office:value="12335" calcext:value-type="float">
            <text:p>1233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555" calcext:value-type="float">
            <text:p>7555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788" calcext:value-type="float">
            <text:p>5788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048" calcext:value-type="float">
            <text:p>6048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201" calcext:value-type="float">
            <text:p>6201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358" calcext:value-type="float">
            <text:p>6358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795" calcext:value-type="float">
            <text:p>6795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3000" calcext:value-type="float">
            <text:p>13000</text:p>
          </table:table-cell>
          <table:table-cell office:value-type="float" office:value="13581" calcext:value-type="float">
            <text:p>1358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666" calcext:value-type="float">
            <text:p>8666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647" calcext:value-type="float">
            <text:p>6647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73" calcext:value-type="float">
            <text:p>6973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782" calcext:value-type="float">
            <text:p>6782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941" calcext:value-type="float">
            <text:p>6941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055" calcext:value-type="float">
            <text:p>8055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10" calcext:value-type="float">
            <text:p>14410</text:p>
          </table:table-cell>
          <table:table-cell office:value-type="float" office:value="14758" calcext:value-type="float">
            <text:p>1475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636" calcext:value-type="float">
            <text:p>9636</text:p>
          </table:table-cell>
          <table:table-cell office:value-type="float" office:value="9198" calcext:value-type="float">
            <text:p>919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650" calcext:value-type="float">
            <text:p>7650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533" calcext:value-type="float">
            <text:p>7533</text:p>
          </table:table-cell>
          <table:table-cell office:value-type="float" office:value="7388" calcext:value-type="float">
            <text:p>738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712" calcext:value-type="float">
            <text:p>7712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941" calcext:value-type="float">
            <text:p>7941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941" calcext:value-type="float">
            <text:p>8941</text:p>
          </table:table-cell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6474" calcext:value-type="float">
            <text:p>16474</text:p>
          </table:table-cell>
          <table:table-cell office:value-type="float" office:value="17019" calcext:value-type="float">
            <text:p>1701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893" calcext:value-type="float">
            <text:p>10893</text:p>
          </table:table-cell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679" calcext:value-type="float">
            <text:p>8679</text:p>
          </table:table-cell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017" calcext:value-type="float">
            <text:p>9017</text:p>
          </table:table-cell>
          <table:table-cell office:value-type="float" office:value="8127" calcext:value-type="float">
            <text:p>81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307" calcext:value-type="float">
            <text:p>9307</text:p>
          </table:table-cell>
          <table:table-cell office:value-type="float" office:value="8513" calcext:value-type="float">
            <text:p>85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162" calcext:value-type="float">
            <text:p>9162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931" calcext:value-type="float">
            <text:p>10931</text:p>
          </table:table-cell>
          <table:table-cell office:value-type="float" office:value="10420" calcext:value-type="float">
            <text:p>1042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9794" calcext:value-type="float">
            <text:p>19794</text:p>
          </table:table-cell>
          <table:table-cell office:value-type="float" office:value="19745" calcext:value-type="float">
            <text:p>197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262" calcext:value-type="float">
            <text:p>13262</text:p>
          </table:table-cell>
          <table:table-cell office:value-type="float" office:value="12015" calcext:value-type="float">
            <text:p>120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056" calcext:value-type="float">
            <text:p>10056</text:p>
          </table:table-cell>
          <table:table-cell office:value-type="float" office:value="8965" calcext:value-type="float">
            <text:p>896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236" calcext:value-type="float">
            <text:p>1023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678" calcext:value-type="float">
            <text:p>10678</text:p>
          </table:table-cell>
          <table:table-cell office:value-type="float" office:value="9961" calcext:value-type="float">
            <text:p>996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426" calcext:value-type="float">
            <text:p>10426</text:p>
          </table:table-cell>
          <table:table-cell office:value-type="float" office:value="10070" calcext:value-type="float">
            <text:p>1007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2600" calcext:value-type="float">
            <text:p>12600</text:p>
          </table:table-cell>
          <table:table-cell office:value-type="float" office:value="12933" calcext:value-type="float">
            <text:p>129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546" calcext:value-type="float">
            <text:p>22546</text:p>
          </table:table-cell>
          <table:table-cell office:value-type="float" office:value="22485" calcext:value-type="float">
            <text:p>2248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5507" calcext:value-type="float">
            <text:p>15507</text:p>
          </table:table-cell>
          <table:table-cell office:value-type="float" office:value="14228" calcext:value-type="float">
            <text:p>1422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1898" calcext:value-type="float">
            <text:p>11898</text:p>
          </table:table-cell>
          <table:table-cell office:value-type="float" office:value="11022" calcext:value-type="float">
            <text:p>1102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1848" calcext:value-type="float">
            <text:p>11848</text:p>
          </table:table-cell>
          <table:table-cell office:value-type="float" office:value="11883" calcext:value-type="float">
            <text:p>1188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2170" calcext:value-type="float">
            <text:p>12170</text:p>
          </table:table-cell>
          <table:table-cell office:value-type="float" office:value="11898" calcext:value-type="float">
            <text:p>1189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389" calcext:value-type="float">
            <text:p>12389</text:p>
          </table:table-cell>
          <table:table-cell office:value-type="float" office:value="11646" calcext:value-type="float">
            <text:p>1164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940" calcext:value-type="float">
            <text:p>14940</text:p>
          </table:table-cell>
          <table:table-cell office:value-type="float" office:value="17666" calcext:value-type="float">
            <text:p>1766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6594" calcext:value-type="float">
            <text:p>26594</text:p>
          </table:table-cell>
          <table:table-cell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7937" calcext:value-type="float">
            <text:p>17937</text:p>
          </table:table-cell>
          <table:table-cell office:value-type="float" office:value="16595" calcext:value-type="float">
            <text:p>165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3728" calcext:value-type="float">
            <text:p>13728</text:p>
          </table:table-cell>
          <table:table-cell office:value-type="float" office:value="13169" calcext:value-type="float">
            <text:p>1316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013" calcext:value-type="float">
            <text:p>14013</text:p>
          </table:table-cell>
          <table:table-cell office:value-type="float" office:value="13691" calcext:value-type="float">
            <text:p>1369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762" calcext:value-type="float">
            <text:p>14762</text:p>
          </table:table-cell>
          <table:table-cell office:value-type="float" office:value="14323" calcext:value-type="float">
            <text:p>1432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829" calcext:value-type="float">
            <text:p>14829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619" calcext:value-type="float">
            <text:p>17619</text:p>
          </table:table-cell>
          <table:table-cell office:value-type="float" office:value="19568" calcext:value-type="float">
            <text:p>195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898" calcext:value-type="float">
            <text:p>30898</text:p>
          </table:table-cell>
          <table:table-cell office:value-type="float" office:value="35407" calcext:value-type="float">
            <text:p>3540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498" calcext:value-type="float">
            <text:p>20498</text:p>
          </table:table-cell>
          <table:table-cell office:value-type="float" office:value="20733" calcext:value-type="float">
            <text:p>207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6485" calcext:value-type="float">
            <text:p>16485</text:p>
          </table:table-cell>
          <table:table-cell office:value-type="float" office:value="16777" calcext:value-type="float">
            <text:p>1677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081" calcext:value-type="float">
            <text:p>17081</text:p>
          </table:table-cell>
          <table:table-cell office:value-type="float" office:value="17689" calcext:value-type="float">
            <text:p>1768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528" calcext:value-type="float">
            <text:p>17528</text:p>
          </table:table-cell>
          <table:table-cell office:value-type="float" office:value="18944" calcext:value-type="float">
            <text:p>1894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503" calcext:value-type="float">
            <text:p>18503</text:p>
          </table:table-cell>
          <table:table-cell office:value-type="float" office:value="19793" calcext:value-type="float">
            <text:p>1979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3296" calcext:value-type="float">
            <text:p>23296</text:p>
          </table:table-cell>
          <table:table-cell office:value-type="float" office:value="30960" calcext:value-type="float">
            <text:p>3096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9462" calcext:value-type="float">
            <text:p>39462</text:p>
          </table:table-cell>
          <table:table-cell office:value-type="float" office:value="49788" calcext:value-type="float">
            <text:p>4978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7163" calcext:value-type="float">
            <text:p>27163</text:p>
          </table:table-cell>
          <table:table-cell office:value-type="float" office:value="30895" calcext:value-type="float">
            <text:p>3089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549" calcext:value-type="float">
            <text:p>22549</text:p>
          </table:table-cell>
          <table:table-cell office:value-type="float" office:value="26406" calcext:value-type="float">
            <text:p>2640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3661" calcext:value-type="float">
            <text:p>23661</text:p>
          </table:table-cell>
          <table:table-cell office:value-type="float" office:value="28425" calcext:value-type="float">
            <text:p>2842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288" calcext:value-type="float">
            <text:p>25288</text:p>
          </table:table-cell>
          <table:table-cell office:value-type="float" office:value="30026" calcext:value-type="float">
            <text:p>3002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7026" calcext:value-type="float">
            <text:p>27026</text:p>
          </table:table-cell>
          <table:table-cell office:value-type="float" office:value="32915" calcext:value-type="float">
            <text:p>329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6319" calcext:value-type="float">
            <text:p>36319</text:p>
          </table:table-cell>
          <table:table-cell office:value-type="float" office:value="46515" calcext:value-type="float">
            <text:p>465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0713" calcext:value-type="float">
            <text:p>60713</text:p>
          </table:table-cell>
          <table:table-cell office:value-type="float" office:value="75446" calcext:value-type="float">
            <text:p>754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3508" calcext:value-type="float">
            <text:p>43508</text:p>
          </table:table-cell>
          <table:table-cell office:value-type="float" office:value="56603" calcext:value-type="float">
            <text:p>5660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641" calcext:value-type="float">
            <text:p>37641</text:p>
          </table:table-cell>
          <table:table-cell office:value-type="float" office:value="56786" calcext:value-type="float">
            <text:p>5678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1079" calcext:value-type="float">
            <text:p>41079</text:p>
          </table:table-cell>
          <table:table-cell office:value-type="float" office:value="46351" calcext:value-type="float">
            <text:p>463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7178" calcext:value-type="float">
            <text:p>47178</text:p>
          </table:table-cell>
          <table:table-cell office:value-type="float" office:value="51595" calcext:value-type="float">
            <text:p>5159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0571" calcext:value-type="float">
            <text:p>70571</text:p>
          </table:table-cell>
          <table:table-cell office:value-type="float" office:value="94393" calcext:value-type="float">
            <text:p>9439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9051" calcext:value-type="float">
            <text:p>89051</text:p>
          </table:table-cell>
          <table:table-cell office:value-type="float" office:value="115241" calcext:value-type="float">
            <text:p>11524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55248" calcext:value-type="float">
            <text:p>155248</text:p>
          </table:table-cell>
          <table:table-cell office:value-type="float" office:value="213697" calcext:value-type="float">
            <text:p>21369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4179" calcext:value-type="float">
            <text:p>124179</text:p>
          </table:table-cell>
          <table:table-cell office:value-type="float" office:value="179733" calcext:value-type="float">
            <text:p>17973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9940" calcext:value-type="float">
            <text:p>109940</text:p>
          </table:table-cell>
          <table:table-cell office:value-type="float" office:value="136582" calcext:value-type="float">
            <text:p>1365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10783" calcext:value-type="float">
            <text:p>110783</text:p>
          </table:table-cell>
          <table:table-cell office:value-type="float" office:value="131150" calcext:value-type="float">
            <text:p>13115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18919" calcext:value-type="float">
            <text:p>118919</text:p>
          </table:table-cell>
          <table:table-cell office:value-type="float" office:value="135508" calcext:value-type="float">
            <text:p>1355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32391" calcext:value-type="float">
            <text:p>132391</text:p>
          </table:table-cell>
          <table:table-cell office:value-type="float" office:value="141225" calcext:value-type="float">
            <text:p>14122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52952" calcext:value-type="float">
            <text:p>152952</text:p>
          </table:table-cell>
          <table:table-cell office:value-type="float" office:value="148138" calcext:value-type="float">
            <text:p>14813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14505" calcext:value-type="float">
            <text:p>214505</text:p>
          </table:table-cell>
          <table:table-cell office:value-type="float" office:value="195742" calcext:value-type="float">
            <text:p>19574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2102" calcext:value-type="float">
            <text:p>362102</text:p>
          </table:table-cell>
          <table:table-cell office:value-type="float" office:value="302751" calcext:value-type="float">
            <text:p>3027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3419" calcext:value-type="float">
            <text:p>593419</text:p>
          </table:table-cell>
          <table:table-cell office:value-type="float" office:value="518085" calcext:value-type="float">
            <text:p>5180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72864" calcext:value-type="float">
            <text:p>4372864</text:p>
          </table:table-cell>
          <table:table-cell office:value-type="float" office:value="4240870" calcext:value-type="float">
            <text:p>424087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61993" calcext:value-type="float">
            <text:p>561993</text:p>
          </table:table-cell>
          <table:table-cell office:value-type="float" office:value="500789" calcext:value-type="float">
            <text:p>50078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21533" calcext:value-type="float">
            <text:p>321533</text:p>
          </table:table-cell>
          <table:table-cell office:value-type="float" office:value="288356" calcext:value-type="float">
            <text:p>2883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03148" calcext:value-type="float">
            <text:p>203148</text:p>
          </table:table-cell>
          <table:table-cell office:value-type="float" office:value="182565" calcext:value-type="float">
            <text:p>18256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0672" calcext:value-type="float">
            <text:p>150672</text:p>
          </table:table-cell>
          <table:table-cell office:value-type="float" office:value="132556" calcext:value-type="float">
            <text:p>13255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34114" calcext:value-type="float">
            <text:p>134114</text:p>
          </table:table-cell>
          <table:table-cell office:value-type="float" office:value="118686" calcext:value-type="float">
            <text:p>11868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26662" calcext:value-type="float">
            <text:p>126662</text:p>
          </table:table-cell>
          <table:table-cell office:value-type="float" office:value="112367" calcext:value-type="float">
            <text:p>11236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18348" calcext:value-type="float">
            <text:p>118348</text:p>
          </table:table-cell>
          <table:table-cell office:value-type="float" office:value="106498" calcext:value-type="float">
            <text:p>10649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7435" calcext:value-type="float">
            <text:p>117435</text:p>
          </table:table-cell>
          <table:table-cell office:value-type="float" office:value="106951" calcext:value-type="float">
            <text:p>10695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33098" calcext:value-type="float">
            <text:p>133098</text:p>
          </table:table-cell>
          <table:table-cell office:value-type="float" office:value="127716" calcext:value-type="float">
            <text:p>12771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6139" calcext:value-type="float">
            <text:p>166139</text:p>
          </table:table-cell>
          <table:table-cell office:value-type="float" office:value="172773" calcext:value-type="float">
            <text:p>17277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4233" calcext:value-type="float">
            <text:p>94233</text:p>
          </table:table-cell>
          <table:table-cell office:value-type="float" office:value="87916" calcext:value-type="float">
            <text:p>8791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6515" calcext:value-type="float">
            <text:p>76515</text:p>
          </table:table-cell>
          <table:table-cell office:value-type="float" office:value="74854" calcext:value-type="float">
            <text:p>7485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395" calcext:value-type="float">
            <text:p>44395</text:p>
          </table:table-cell>
          <table:table-cell office:value-type="float" office:value="43498" calcext:value-type="float">
            <text:p>4349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8193" calcext:value-type="float">
            <text:p>38193</text:p>
          </table:table-cell>
          <table:table-cell office:value-type="float" office:value="37192" calcext:value-type="float">
            <text:p>3719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4709" calcext:value-type="float">
            <text:p>34709</text:p>
          </table:table-cell>
          <table:table-cell office:value-type="float" office:value="33594" calcext:value-type="float">
            <text:p>3359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7653" calcext:value-type="float">
            <text:p>37653</text:p>
          </table:table-cell>
          <table:table-cell office:value-type="float" office:value="38812" calcext:value-type="float">
            <text:p>3881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4975" calcext:value-type="float">
            <text:p>54975</text:p>
          </table:table-cell>
          <table:table-cell office:value-type="float" office:value="58308" calcext:value-type="float">
            <text:p>583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3714" calcext:value-type="float">
            <text:p>33714</text:p>
          </table:table-cell>
          <table:table-cell office:value-type="float" office:value="34730" calcext:value-type="float">
            <text:p>3473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4056" calcext:value-type="float">
            <text:p>24056</text:p>
          </table:table-cell>
          <table:table-cell office:value-type="float" office:value="23626" calcext:value-type="float">
            <text:p>2362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1744" calcext:value-type="float">
            <text:p>21744</text:p>
          </table:table-cell>
          <table:table-cell office:value-type="float" office:value="22198" calcext:value-type="float">
            <text:p>2219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504" calcext:value-type="float">
            <text:p>20504</text:p>
          </table:table-cell>
          <table:table-cell office:value-type="float" office:value="21116" calcext:value-type="float">
            <text:p>21116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029" calcext:value-type="float">
            <text:p>19029</text:p>
          </table:table-cell>
          <table:table-cell office:value-type="float" office:value="19249" calcext:value-type="float">
            <text:p>1924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1240" calcext:value-type="float">
            <text:p>21240</text:p>
          </table:table-cell>
          <table:table-cell office:value-type="float" office:value="22663" calcext:value-type="float">
            <text:p>2266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2518" calcext:value-type="float">
            <text:p>32518</text:p>
          </table:table-cell>
          <table:table-cell office:value-type="float" office:value="35234" calcext:value-type="float">
            <text:p>3523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9235" calcext:value-type="float">
            <text:p>19235</text:p>
          </table:table-cell>
          <table:table-cell office:value-type="float" office:value="19830" calcext:value-type="float">
            <text:p>1983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5064" calcext:value-type="float">
            <text:p>15064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755" calcext:value-type="float">
            <text:p>14755</text:p>
          </table:table-cell>
          <table:table-cell office:value-type="float" office:value="15016" calcext:value-type="float">
            <text:p>150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225" calcext:value-type="float">
            <text:p>14225</text:p>
          </table:table-cell>
          <table:table-cell office:value-type="float" office:value="14573" calcext:value-type="float">
            <text:p>1457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3394" calcext:value-type="float">
            <text:p>13394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5882" calcext:value-type="float">
            <text:p>15882</text:p>
          </table:table-cell>
          <table:table-cell office:value-type="float" office:value="16674" calcext:value-type="float">
            <text:p>1667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559" calcext:value-type="float">
            <text:p>25559</text:p>
          </table:table-cell>
          <table:table-cell office:value-type="float" office:value="26252" calcext:value-type="float">
            <text:p>262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956" calcext:value-type="float">
            <text:p>14956</text:p>
          </table:table-cell>
          <table:table-cell office:value-type="float" office:value="14763" calcext:value-type="float">
            <text:p>1476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1721" calcext:value-type="float">
            <text:p>11721</text:p>
          </table:table-cell>
          <table:table-cell office:value-type="float" office:value="11591" calcext:value-type="float">
            <text:p>1159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721" calcext:value-type="float">
            <text:p>11721</text:p>
          </table:table-cell>
          <table:table-cell office:value-type="float" office:value="11981" calcext:value-type="float">
            <text:p>1198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1258" calcext:value-type="float">
            <text:p>11258</text:p>
          </table:table-cell>
          <table:table-cell office:value-type="float" office:value="12230" calcext:value-type="float">
            <text:p>1223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626" calcext:value-type="float">
            <text:p>10626</text:p>
          </table:table-cell>
          <table:table-cell office:value-type="float" office:value="12727" calcext:value-type="float">
            <text:p>1272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3034" calcext:value-type="float">
            <text:p>13034</text:p>
          </table:table-cell>
          <table:table-cell office:value-type="float" office:value="15542" calcext:value-type="float">
            <text:p>1554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886" calcext:value-type="float">
            <text:p>20886</text:p>
          </table:table-cell>
          <table:table-cell office:value-type="float" office:value="24151" calcext:value-type="float">
            <text:p>241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125" calcext:value-type="float">
            <text:p>12125</text:p>
          </table:table-cell>
          <table:table-cell office:value-type="float" office:value="13243" calcext:value-type="float">
            <text:p>132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566" calcext:value-type="float">
            <text:p>9566</text:p>
          </table:table-cell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429" calcext:value-type="float">
            <text:p>9429</text:p>
          </table:table-cell>
          <table:table-cell office:value-type="float" office:value="10322" calcext:value-type="float">
            <text:p>1032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466" calcext:value-type="float">
            <text:p>9466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808" calcext:value-type="float">
            <text:p>8808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840" calcext:value-type="float">
            <text:p>10840</text:p>
          </table:table-cell>
          <table:table-cell office:value-type="float" office:value="16867" calcext:value-type="float">
            <text:p>1686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6876" calcext:value-type="float">
            <text:p>16876</text:p>
          </table:table-cell>
          <table:table-cell office:value-type="float" office:value="29214" calcext:value-type="float">
            <text:p>2921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160" calcext:value-type="float">
            <text:p>10160</text:p>
          </table:table-cell>
          <table:table-cell office:value-type="float" office:value="14242" calcext:value-type="float">
            <text:p>1424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308" calcext:value-type="float">
            <text:p>8308</text:p>
          </table:table-cell>
          <table:table-cell office:value-type="float" office:value="11596" calcext:value-type="float">
            <text:p>1159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227" calcext:value-type="float">
            <text:p>8227</text:p>
          </table:table-cell>
          <table:table-cell office:value-type="float" office:value="10022" calcext:value-type="float">
            <text:p>100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207" calcext:value-type="float">
            <text:p>8207</text:p>
          </table:table-cell>
          <table:table-cell office:value-type="float" office:value="10367" calcext:value-type="float">
            <text:p>103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629" calcext:value-type="float">
            <text:p>7629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9705" calcext:value-type="float">
            <text:p>9705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5075" calcext:value-type="float">
            <text:p>15075</text:p>
          </table:table-cell>
          <table:table-cell office:value-type="float" office:value="25126" calcext:value-type="float">
            <text:p>2512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023" calcext:value-type="float">
            <text:p>9023</text:p>
          </table:table-cell>
          <table:table-cell office:value-type="float" office:value="10967" calcext:value-type="float">
            <text:p>1096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150" calcext:value-type="float">
            <text:p>7150</text:p>
          </table:table-cell>
          <table:table-cell office:value-type="float" office:value="8207" calcext:value-type="float">
            <text:p>820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260" calcext:value-type="float">
            <text:p>7260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196" calcext:value-type="float">
            <text:p>7196</text:p>
          </table:table-cell>
          <table:table-cell office:value-type="float" office:value="8652" calcext:value-type="float">
            <text:p>865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941" calcext:value-type="float">
            <text:p>6941</text:p>
          </table:table-cell>
          <table:table-cell office:value-type="float" office:value="8962" calcext:value-type="float">
            <text:p>896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603" calcext:value-type="float">
            <text:p>8603</text:p>
          </table:table-cell>
          <table:table-cell office:value-type="float" office:value="11722" calcext:value-type="float">
            <text:p>1172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3497" calcext:value-type="float">
            <text:p>13497</text:p>
          </table:table-cell>
          <table:table-cell office:value-type="float" office:value="18672" calcext:value-type="float">
            <text:p>1867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562" calcext:value-type="float">
            <text:p>7562</text:p>
          </table:table-cell>
          <table:table-cell office:value-type="float" office:value="9603" calcext:value-type="float">
            <text:p>960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332" calcext:value-type="float">
            <text:p>6332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438" calcext:value-type="float">
            <text:p>6438</text:p>
          </table:table-cell>
          <table:table-cell office:value-type="float" office:value="7657" calcext:value-type="float">
            <text:p>765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463" calcext:value-type="float">
            <text:p>6463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170" calcext:value-type="float">
            <text:p>6170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768" calcext:value-type="float">
            <text:p>7768</text:p>
          </table:table-cell>
          <table:table-cell office:value-type="float" office:value="10302" calcext:value-type="float">
            <text:p>1030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1599" calcext:value-type="float">
            <text:p>11599</text:p>
          </table:table-cell>
          <table:table-cell office:value-type="float" office:value="15574" calcext:value-type="float">
            <text:p>1557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550" calcext:value-type="float">
            <text:p>6550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718" calcext:value-type="float">
            <text:p>5718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820" calcext:value-type="float">
            <text:p>5820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595" calcext:value-type="float">
            <text:p>5595</text:p>
          </table:table-cell>
          <table:table-cell office:value-type="float" office:value="6268" calcext:value-type="float">
            <text:p>626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371" calcext:value-type="float">
            <text:p>5371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908" calcext:value-type="float">
            <text:p>6908</text:p>
          </table:table-cell>
          <table:table-cell office:value-type="float" office:value="8232" calcext:value-type="float">
            <text:p>823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667" calcext:value-type="float">
            <text:p>10667</text:p>
          </table:table-cell>
          <table:table-cell office:value-type="float" office:value="13061" calcext:value-type="float">
            <text:p>1306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908" calcext:value-type="float">
            <text:p>5908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026" calcext:value-type="float">
            <text:p>5026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365" calcext:value-type="float">
            <text:p>5365</text:p>
          </table:table-cell>
          <table:table-cell office:value-type="float" office:value="5740" calcext:value-type="float">
            <text:p>574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068" calcext:value-type="float">
            <text:p>5068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775" calcext:value-type="float">
            <text:p>4775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241" calcext:value-type="float">
            <text:p>6241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684" calcext:value-type="float">
            <text:p>9684</text:p>
          </table:table-cell>
          <table:table-cell office:value-type="float" office:value="12193" calcext:value-type="float">
            <text:p>1219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369" calcext:value-type="float">
            <text:p>5369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523" calcext:value-type="float">
            <text:p>4523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459" calcext:value-type="float">
            <text:p>4459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509" calcext:value-type="float">
            <text:p>4509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219" calcext:value-type="float">
            <text:p>4219</text:p>
          </table:table-cell>
          <table:table-cell office:value-type="float" office:value="4807" calcext:value-type="float">
            <text:p>480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499" calcext:value-type="float">
            <text:p>5499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389" calcext:value-type="float">
            <text:p>8389</text:p>
          </table:table-cell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708" calcext:value-type="float">
            <text:p>4708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109" calcext:value-type="float">
            <text:p>4109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360" calcext:value-type="float">
            <text:p>436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386" calcext:value-type="float">
            <text:p>4386</text:p>
          </table:table-cell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789" calcext:value-type="float">
            <text:p>3789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977" calcext:value-type="float">
            <text:p>4977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438" calcext:value-type="float">
            <text:p>7438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202" calcext:value-type="float">
            <text:p>4202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623" calcext:value-type="float">
            <text:p>3623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884" calcext:value-type="float">
            <text:p>3884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557" calcext:value-type="float">
            <text:p>3557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649" calcext:value-type="float">
            <text:p>3649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46" calcext:value-type="float">
            <text:p>4646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034" calcext:value-type="float">
            <text:p>7034</text:p>
          </table:table-cell>
          <table:table-cell office:value-type="float" office:value="9090" calcext:value-type="float">
            <text:p>909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638" calcext:value-type="float">
            <text:p>3638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292" calcext:value-type="float">
            <text:p>3292</text:p>
          </table:table-cell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486" calcext:value-type="float">
            <text:p>3486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298" calcext:value-type="float">
            <text:p>3298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173" calcext:value-type="float">
            <text:p>3173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351" calcext:value-type="float">
            <text:p>4351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390" calcext:value-type="float">
            <text:p>6390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476" calcext:value-type="float">
            <text:p>3476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14" calcext:value-type="float">
            <text:p>3114</text:p>
          </table:table-cell>
          <table:table-cell office:value-type="float" office:value="3059" calcext:value-type="float">
            <text:p>305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074" calcext:value-type="float">
            <text:p>3074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157" calcext:value-type="float">
            <text:p>3157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894" calcext:value-type="float">
            <text:p>2894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027" calcext:value-type="float">
            <text:p>4027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736" calcext:value-type="float">
            <text:p>5736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276" calcext:value-type="float">
            <text:p>3276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829" calcext:value-type="float">
            <text:p>2829</text:p>
          </table:table-cell>
          <table:table-cell office:value-type="float" office:value="3029" calcext:value-type="float">
            <text:p>302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814" calcext:value-type="float">
            <text:p>2814</text:p>
          </table:table-cell>
          <table:table-cell office:value-type="float" office:value="3143" calcext:value-type="float">
            <text:p>314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894" calcext:value-type="float">
            <text:p>2894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91" calcext:value-type="float">
            <text:p>2591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634" calcext:value-type="float">
            <text:p>3634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086" calcext:value-type="float">
            <text:p>5086</text:p>
          </table:table-cell>
          <table:table-cell office:value-type="float" office:value="6589" calcext:value-type="float">
            <text:p>65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982" calcext:value-type="float">
            <text:p>2982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41" calcext:value-type="float">
            <text:p>2541</text:p>
          </table:table-cell>
          <table:table-cell office:value-type="float" office:value="2483" calcext:value-type="float">
            <text:p>248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798" calcext:value-type="float">
            <text:p>2798</text:p>
          </table:table-cell>
          <table:table-cell office:value-type="float" office:value="3055" calcext:value-type="float">
            <text:p>305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689" calcext:value-type="float">
            <text:p>2689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438" calcext:value-type="float">
            <text:p>2438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339" calcext:value-type="float">
            <text:p>3339</text:p>
          </table:table-cell>
          <table:table-cell office:value-type="float" office:value="4012" calcext:value-type="float">
            <text:p>40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15" calcext:value-type="float">
            <text:p>4515</text:p>
          </table:table-cell>
          <table:table-cell office:value-type="float" office:value="6170" calcext:value-type="float">
            <text:p>617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64" calcext:value-type="float">
            <text:p>2664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312" calcext:value-type="float">
            <text:p>2312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481" calcext:value-type="float">
            <text:p>2481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477" calcext:value-type="float">
            <text:p>2477</text:p>
          </table:table-cell>
          <table:table-cell office:value-type="float" office:value="2519" calcext:value-type="float">
            <text:p>251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314" calcext:value-type="float">
            <text:p>2314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038" calcext:value-type="float">
            <text:p>3038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342" calcext:value-type="float">
            <text:p>4342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93" calcext:value-type="float">
            <text:p>2593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43" calcext:value-type="float">
            <text:p>2243</text:p>
          </table:table-cell>
          <table:table-cell office:value-type="float" office:value="2273" calcext:value-type="float">
            <text:p>227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63" calcext:value-type="float">
            <text:p>2263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00" calcext:value-type="float">
            <text:p>2200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87" calcext:value-type="float">
            <text:p>2087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895" calcext:value-type="float">
            <text:p>2895</text:p>
          </table:table-cell>
          <table:table-cell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648" calcext:value-type="float">
            <text:p>3648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79" calcext:value-type="float">
            <text:p>2279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20" calcext:value-type="float">
            <text:p>212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25" calcext:value-type="float">
            <text:p>2225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992" calcext:value-type="float">
            <text:p>1992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855" calcext:value-type="float">
            <text:p>1855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702" calcext:value-type="float">
            <text:p>2702</text:p>
          </table:table-cell>
          <table:table-cell office:value-type="float" office:value="3358" calcext:value-type="float">
            <text:p>335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577" calcext:value-type="float">
            <text:p>3577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951" calcext:value-type="float">
            <text:p>1951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896" calcext:value-type="float">
            <text:p>1896</text:p>
          </table:table-cell>
          <table:table-cell office:value-type="float" office:value="2117" calcext:value-type="float">
            <text:p>21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890" calcext:value-type="float">
            <text:p>1890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842" calcext:value-type="float">
            <text:p>1842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709" calcext:value-type="float">
            <text:p>1709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356" calcext:value-type="float">
            <text:p>2356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264" calcext:value-type="float">
            <text:p>3264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764" calcext:value-type="float">
            <text:p>1764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653" calcext:value-type="float">
            <text:p>1653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792" calcext:value-type="float">
            <text:p>179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808" calcext:value-type="float">
            <text:p>1808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74" calcext:value-type="float">
            <text:p>1574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112" calcext:value-type="float">
            <text:p>2112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52" calcext:value-type="float">
            <text:p>2752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718" calcext:value-type="float">
            <text:p>1718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27" calcext:value-type="float">
            <text:p>1527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659" calcext:value-type="float">
            <text:p>1659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07" calcext:value-type="float">
            <text:p>1507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80" calcext:value-type="float">
            <text:p>1480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085" calcext:value-type="float">
            <text:p>2085</text:p>
          </table:table-cell>
          <table:table-cell office:value-type="float" office:value="2792" calcext:value-type="float">
            <text:p>279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560" calcext:value-type="float">
            <text:p>256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19" calcext:value-type="float">
            <text:p>1519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90" calcext:value-type="float">
            <text:p>1490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5" calcext:value-type="float">
            <text:p>1455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14" calcext:value-type="float">
            <text:p>1514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392" calcext:value-type="float">
            <text:p>139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66" calcext:value-type="float">
            <text:p>2066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64" calcext:value-type="float">
            <text:p>2464</text:p>
          </table:table-cell>
          <table:table-cell office:value-type="float" office:value="3192" calcext:value-type="float">
            <text:p>319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398" calcext:value-type="float">
            <text:p>1398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397" calcext:value-type="float">
            <text:p>1397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361" calcext:value-type="float">
            <text:p>1361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357" calcext:value-type="float">
            <text:p>1357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265" calcext:value-type="float">
            <text:p>1265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860" calcext:value-type="float">
            <text:p>1860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053" calcext:value-type="float">
            <text:p>2053</text:p>
          </table:table-cell>
          <table:table-cell office:value-type="float" office:value="2888" calcext:value-type="float">
            <text:p>288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309" calcext:value-type="float">
            <text:p>1309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269" calcext:value-type="float">
            <text:p>1269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344" calcext:value-type="float">
            <text:p>1344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134" calcext:value-type="float">
            <text:p>1134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15" calcext:value-type="float">
            <text:p>1115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593" calcext:value-type="float">
            <text:p>1593</text:p>
          </table:table-cell>
          <table:table-cell office:value-type="float" office:value="2275" calcext:value-type="float">
            <text:p>227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951" calcext:value-type="float">
            <text:p>1951</text:p>
          </table:table-cell>
          <table:table-cell office:value-type="float" office:value="2767" calcext:value-type="float">
            <text:p>276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226" calcext:value-type="float">
            <text:p>1226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202" calcext:value-type="float">
            <text:p>1202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93" calcext:value-type="float">
            <text:p>1093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17" calcext:value-type="float">
            <text:p>1017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92" calcext:value-type="float">
            <text:p>109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623" calcext:value-type="float">
            <text:p>1623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795" calcext:value-type="float">
            <text:p>1795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87" calcext:value-type="float">
            <text:p>1087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993" calcext:value-type="float">
            <text:p>993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98" calcext:value-type="float">
            <text:p>1098</text:p>
          </table:table-cell>
          <table:table-cell office:value-type="float" office:value="1435" calcext:value-type="float">
            <text:p>143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139" calcext:value-type="float">
            <text:p>1139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21" calcext:value-type="float">
            <text:p>1021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73" calcext:value-type="float">
            <text:p>1473</text:p>
          </table:table-cell>
          <table:table-cell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38" calcext:value-type="float">
            <text:p>1538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46" calcext:value-type="float">
            <text:p>1046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19" calcext:value-type="float">
            <text:p>1019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03" calcext:value-type="float">
            <text:p>1003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51" calcext:value-type="float">
            <text:p>951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967" calcext:value-type="float">
            <text:p>967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377" calcext:value-type="float">
            <text:p>1377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532" calcext:value-type="float">
            <text:p>1532</text:p>
          </table:table-cell>
          <table:table-cell office:value-type="float" office:value="2426" calcext:value-type="float">
            <text:p>242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67" calcext:value-type="float">
            <text:p>86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45" calcext:value-type="float">
            <text:p>945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906" calcext:value-type="float">
            <text:p>906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58" calcext:value-type="float">
            <text:p>958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05" calcext:value-type="float">
            <text:p>905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289" calcext:value-type="float">
            <text:p>1289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373" calcext:value-type="float">
            <text:p>137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91" calcext:value-type="float">
            <text:p>891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64" calcext:value-type="float">
            <text:p>86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0" calcext:value-type="float">
            <text:p>810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57" calcext:value-type="float">
            <text:p>857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86" calcext:value-type="float">
            <text:p>786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36" calcext:value-type="float">
            <text:p>1236</text:p>
          </table:table-cell>
          <table:table-cell office:value-type="float" office:value="1744" calcext:value-type="float">
            <text:p>174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270" calcext:value-type="float">
            <text:p>1270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75" calcext:value-type="float">
            <text:p>875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32" calcext:value-type="float">
            <text:p>832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56" calcext:value-type="float">
            <text:p>856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87" calcext:value-type="float">
            <text:p>787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24" calcext:value-type="float">
            <text:p>82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70" calcext:value-type="float">
            <text:p>1070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143" calcext:value-type="float">
            <text:p>1143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57" calcext:value-type="float">
            <text:p>857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30" calcext:value-type="float">
            <text:p>830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02" calcext:value-type="float">
            <text:p>802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95" calcext:value-type="float">
            <text:p>79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59" calcext:value-type="float">
            <text:p>7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14" calcext:value-type="float">
            <text:p>914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64" calcext:value-type="float">
            <text:p>1064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78" calcext:value-type="float">
            <text:p>678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40" calcext:value-type="float">
            <text:p>74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14" calcext:value-type="float">
            <text:p>714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30" calcext:value-type="float">
            <text:p>730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03" calcext:value-type="float">
            <text:p>603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96" calcext:value-type="float">
            <text:p>896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87" calcext:value-type="float">
            <text:p>587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89" calcext:value-type="float">
            <text:p>689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14" calcext:value-type="float">
            <text:p>614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74" calcext:value-type="float">
            <text:p>574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55" calcext:value-type="float">
            <text:p>55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908" calcext:value-type="float">
            <text:p>908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83" calcext:value-type="float">
            <text:p>883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78" calcext:value-type="float">
            <text:p>57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27" calcext:value-type="float">
            <text:p>627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52" calcext:value-type="float">
            <text:p>55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62" calcext:value-type="float">
            <text:p>562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53" calcext:value-type="float">
            <text:p>553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31" calcext:value-type="float">
            <text:p>731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93" calcext:value-type="float">
            <text:p>69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25" calcext:value-type="float">
            <text:p>525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66" calcext:value-type="float">
            <text:p>566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47" calcext:value-type="float">
            <text:p>547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42" calcext:value-type="float">
            <text:p>542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59" calcext:value-type="float">
            <text:p>459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20" calcext:value-type="float">
            <text:p>72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54" calcext:value-type="float">
            <text:p>754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84" calcext:value-type="float">
            <text:p>48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84" calcext:value-type="float">
            <text:p>484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93" calcext:value-type="float">
            <text:p>493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51" calcext:value-type="float">
            <text:p>45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00" calcext:value-type="float">
            <text:p>50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10" calcext:value-type="float">
            <text:p>71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21" calcext:value-type="float">
            <text:p>721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87" calcext:value-type="float">
            <text:p>487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78" calcext:value-type="float">
            <text:p>47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20" calcext:value-type="float">
            <text:p>520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63" calcext:value-type="float">
            <text:p>46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03" calcext:value-type="float">
            <text:p>703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79" calcext:value-type="float">
            <text:p>679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44" calcext:value-type="float">
            <text:p>44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14" calcext:value-type="float">
            <text:p>414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50" calcext:value-type="float">
            <text:p>450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16" calcext:value-type="float">
            <text:p>41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90" calcext:value-type="float">
            <text:p>59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63" calcext:value-type="float">
            <text:p>46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29" calcext:value-type="float">
            <text:p>429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69" calcext:value-type="float">
            <text:p>369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99" calcext:value-type="float">
            <text:p>399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74" calcext:value-type="float">
            <text:p>374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53" calcext:value-type="float">
            <text:p>553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87" calcext:value-type="float">
            <text:p>487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47" calcext:value-type="float">
            <text:p>34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28" calcext:value-type="float">
            <text:p>328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68" calcext:value-type="float">
            <text:p>36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49" calcext:value-type="float">
            <text:p>349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02" calcext:value-type="float">
            <text:p>40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90" calcext:value-type="float">
            <text:p>49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45" calcext:value-type="float">
            <text:p>445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30" calcext:value-type="float">
            <text:p>33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53" calcext:value-type="float">
            <text:p>353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17" calcext:value-type="float">
            <text:p>31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30" calcext:value-type="float">
            <text:p>33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28" calcext:value-type="float">
            <text:p>32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34" calcext:value-type="float">
            <text:p>43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87" calcext:value-type="float">
            <text:p>387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82" calcext:value-type="float">
            <text:p>38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34" calcext:value-type="float">
            <text:p>334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07" calcext:value-type="float">
            <text:p>30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90" calcext:value-type="float">
            <text:p>29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99" calcext:value-type="float">
            <text:p>29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25" calcext:value-type="float">
            <text:p>42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74" calcext:value-type="float">
            <text:p>37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85" calcext:value-type="float">
            <text:p>28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36" calcext:value-type="float">
            <text:p>336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24" calcext:value-type="float">
            <text:p>32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18" calcext:value-type="float">
            <text:p>318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24" calcext:value-type="float">
            <text:p>32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49" calcext:value-type="float">
            <text:p>449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24" calcext:value-type="float">
            <text:p>42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11" calcext:value-type="float">
            <text:p>31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82" calcext:value-type="float">
            <text:p>282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83" calcext:value-type="float">
            <text:p>28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3" calcext:value-type="float">
            <text:p>25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9" calcext:value-type="float">
            <text:p>409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69" calcext:value-type="float">
            <text:p>36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68" calcext:value-type="float">
            <text:p>26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58" calcext:value-type="float">
            <text:p>25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3" calcext:value-type="float">
            <text:p>22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1" calcext:value-type="float">
            <text:p>401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20" calcext:value-type="float">
            <text:p>320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36" calcext:value-type="float">
            <text:p>236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59" calcext:value-type="float">
            <text:p>25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6" calcext:value-type="float">
            <text:p>2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37" calcext:value-type="float">
            <text:p>23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71" calcext:value-type="float">
            <text:p>371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45" calcext:value-type="float">
            <text:p>34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47" calcext:value-type="float">
            <text:p>24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8" calcext:value-type="float">
            <text:p>23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17" calcext:value-type="float">
            <text:p>21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35" calcext:value-type="float">
            <text:p>33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7" calcext:value-type="float">
            <text:p>30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16" calcext:value-type="float">
            <text:p>21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13" calcext:value-type="float">
            <text:p>21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7" calcext:value-type="float">
            <text:p>25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1" calcext:value-type="float">
            <text:p>22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81" calcext:value-type="float">
            <text:p>28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74" calcext:value-type="float">
            <text:p>27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07" calcext:value-type="float">
            <text:p>20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93" calcext:value-type="float">
            <text:p>19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30" calcext:value-type="float">
            <text:p>2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25" calcext:value-type="float">
            <text:p>325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60" calcext:value-type="float">
            <text:p>26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7" calcext:value-type="float">
            <text:p>22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14" calcext:value-type="float">
            <text:p>21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34" calcext:value-type="float">
            <text:p>234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78" calcext:value-type="float">
            <text:p>278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7" calcext:value-type="float">
            <text:p>22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85" calcext:value-type="float">
            <text:p>18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7" calcext:value-type="float">
            <text:p>15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0" calcext:value-type="float">
            <text:p>20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46" calcext:value-type="float">
            <text:p>2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76" calcext:value-type="float">
            <text:p>17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8" calcext:value-type="float">
            <text:p>15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75" calcext:value-type="float">
            <text:p>17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97" calcext:value-type="float">
            <text:p>197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8" calcext:value-type="float">
            <text:p>15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72" calcext:value-type="float">
            <text:p>2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21" calcext:value-type="float">
            <text:p>22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76" calcext:value-type="float">
            <text:p>17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11" calcext:value-type="float">
            <text:p>21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91" calcext:value-type="float">
            <text:p>19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77" calcext:value-type="float">
            <text:p>17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32" calcext:value-type="float">
            <text:p>13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7" calcext:value-type="float">
            <text:p>177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31" calcext:value-type="float">
            <text:p>231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93" calcext:value-type="float">
            <text:p>19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60" calcext:value-type="float">
            <text:p>16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37" calcext:value-type="float">
            <text:p>13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75" calcext:value-type="float">
            <text:p>17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89" calcext:value-type="float">
            <text:p>18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59" calcext:value-type="float">
            <text:p>15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52" calcext:value-type="float">
            <text:p>15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13" calcext:value-type="float">
            <text:p>213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98" calcext:value-type="float">
            <text:p>19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3" calcext:value-type="float">
            <text:p>14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2" calcext:value-type="float">
            <text:p>14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9" calcext:value-type="float">
            <text:p>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82" calcext:value-type="float">
            <text:p>18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6" calcext:value-type="float">
            <text:p>1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27" calcext:value-type="float">
            <text:p>12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28" calcext:value-type="float">
            <text:p>12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13" calcext:value-type="float">
            <text:p>11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8" calcext:value-type="float">
            <text:p>14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02" calcext:value-type="float">
            <text:p>1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2" calcext:value-type="float">
            <text:p>1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708" calcext:value-type="float">
            <text:p>17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3:59:55.595966030</dc:date>
    <dc:creator>Marcin Naw</dc:creator>
    <meta:document-statistic meta:table-count="1" meta:cell-count="3600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124cm" svg:height="15.795cm" xlink:href=".." xlink:type="simple" chart:class="chart:bar" chart:style-name="ch1">
        <chart:legend chart:legend-position="end" svg:x="34.861cm" svg:y="7.349cm" style:legend-expansion="high" chart:style-name="ch2"/>
        <chart:plot-area chart:style-name="ch3" table:cell-range-address="Sheet1.A1:Sheet1.C1200" chart:data-source-has-labels="column" svg:x="1.192cm" svg:y="1.395cm" svg:width="32.185cm" svg:height="13.665cm">
          <chartooo:coordinate-region svg:x="2.739cm" svg:y="1.594cm" svg:width="30.638cm" svg:height="12.411cm"/>
          <chart:axis chart:dimension="x" chart:name="primary-x" chart:style-name="ch4" chartooo:axis-type="auto">
            <chartooo:date-scale/>
            <chart:categories table:cell-range-address="Sheet1.A1:Sheet1.A1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00" chart:class="chart:bar">
            <chart:data-point chart:repeated="1200"/>
          </chart:series>
          <chart:series chart:style-name="ch8" chart:values-cell-range-address="Sheet1.C1:Sheet1.C1200" chart:class="chart:bar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200</svg:desc>
                </draw:g>
              </table:table-cell>
              <table:table-cell office:value-type="float" office:value="0">
                <text:p>0</text:p>
                <draw:g>
                  <svg:desc>Sheet1.B1:Sheet1.B1200</svg:desc>
                </draw:g>
              </table:table-cell>
              <table:table-cell office:value-type="float" office:value="5">
                <text:p>5</text:p>
                <draw:g>
                  <svg:desc>Sheet1.C1:Sheet1.C12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1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8">
                <text:p>2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22">
                <text:p>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9">
                <text:p>2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8">
                <text:p>3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7">
                <text:p>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40">
                <text:p>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38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3">
                <text:p>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41">
                <text:p>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46">
                <text:p>4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6">
                <text:p>7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47">
                <text:p>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38">
                <text:p>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6">
                <text:p>3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41">
                <text:p>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8">
                <text:p>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5">
                <text:p>3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3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2">
                <text:p>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65">
                <text:p>6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32">
                <text:p>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7">
                <text:p>2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8">
                <text:p>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41">
                <text:p>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59">
                <text:p>5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45">
                <text:p>4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32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2">
                <text:p>3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5">
                <text:p>3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32">
                <text:p>3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0">
                <text:p>6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5">
                <text:p>3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30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23">
                <text:p>2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54">
                <text:p>5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0">
                <text:p>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1">
                <text:p>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7">
                <text:p>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29">
                <text:p>2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63">
                <text:p>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74">
                <text:p>7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55">
                <text:p>5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42">
                <text:p>4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4">
                <text:p>3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43">
                <text:p>4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74">
                <text:p>7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2">
                <text:p>7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55">
                <text:p>5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51">
                <text:p>5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0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50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6">
                <text:p>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76">
                <text:p>7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55">
                <text:p>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5">
                <text:p>4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46">
                <text:p>4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9">
                <text:p>6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96">
                <text:p>9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62">
                <text:p>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3">
                <text:p>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70">
                <text:p>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3">
                <text:p>7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69">
                <text:p>6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93">
                <text:p>9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8">
                <text:p>15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80">
                <text:p>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82">
                <text:p>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83">
                <text:p>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92">
                <text:p>9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3">
                <text:p>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00">
                <text:p>10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46">
                <text:p>14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89">
                <text:p>8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5">
                <text:p>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87">
                <text:p>8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94">
                <text:p>9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56">
                <text:p>1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08">
                <text:p>20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16">
                <text:p>11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82">
                <text:p>8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26">
                <text:p>12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17">
                <text:p>1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90">
                <text:p>19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07">
                <text:p>10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31">
                <text:p>1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32">
                <text:p>13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39">
                <text:p>13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92">
                <text:p>9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95">
                <text:p>19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12">
                <text:p>11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2">
                <text:p>14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37">
                <text:p>13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31">
                <text:p>1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41">
                <text:p>14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83">
                <text:p>18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1">
                <text:p>251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8">
                <text:p>1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22">
                <text:p>12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17">
                <text:p>11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46">
                <text:p>1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7">
                <text:p>15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13">
                <text:p>21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74">
                <text:p>17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72">
                <text:p>17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75">
                <text:p>17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146">
                <text:p>14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83">
                <text:p>18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398">
                <text:p>39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77">
                <text:p>17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62">
                <text:p>16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93">
                <text:p>19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47">
                <text:p>1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59">
                <text:p>15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87">
                <text:p>28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330">
                <text:p>330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81">
                <text:p>18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16">
                <text:p>21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10">
                <text:p>21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20">
                <text:p>2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49">
                <text:p>34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400">
                <text:p>40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23">
                <text:p>22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09">
                <text:p>20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14">
                <text:p>21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17">
                <text:p>21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26">
                <text:p>22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370">
                <text:p>37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97">
                <text:p>39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36">
                <text:p>23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72">
                <text:p>27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06">
                <text:p>20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50">
                <text:p>25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78">
                <text:p>27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359">
                <text:p>359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475">
                <text:p>47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0">
                <text:p>29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69">
                <text:p>26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35">
                <text:p>33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40">
                <text:p>34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482">
                <text:p>48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543">
                <text:p>543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270">
                <text:p>27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49">
                <text:p>349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4">
                <text:p>30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56">
                <text:p>35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94">
                <text:p>59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678">
                <text:p>67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57">
                <text:p>35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65">
                <text:p>36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44">
                <text:p>34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35">
                <text:p>33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28">
                <text:p>328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464">
                <text:p>464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652">
                <text:p>65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95">
                <text:p>39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18">
                <text:p>41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79">
                <text:p>37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65">
                <text:p>36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32">
                <text:p>33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636">
                <text:p>63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673">
                <text:p>673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418">
                <text:p>41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436">
                <text:p>436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574">
                <text:p>574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670">
                <text:p>67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901">
                <text:p>90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127">
                <text:p>112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927">
                <text:p>92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600">
                <text:p>6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647">
                <text:p>64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490">
                <text:p>49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528">
                <text:p>5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511">
                <text:p>51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832">
                <text:p>83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864">
                <text:p>864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72">
                <text:p>47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498">
                <text:p>49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446">
                <text:p>446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494">
                <text:p>4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440">
                <text:p>44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987">
                <text:p>987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999">
                <text:p>999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525">
                <text:p>52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530">
                <text:p>53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506">
                <text:p>50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13">
                <text:p>513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678">
                <text:p>67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993">
                <text:p>993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065">
                <text:p>1065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592">
                <text:p>159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698">
                <text:p>69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715">
                <text:p>71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029">
                <text:p>102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961">
                <text:p>96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297">
                <text:p>1297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243">
                <text:p>1243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625">
                <text:p>6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775">
                <text:p>77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628">
                <text:p>62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670">
                <text:p>670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636">
                <text:p>636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239">
                <text:p>123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022">
                <text:p>1022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646">
                <text:p>64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619">
                <text:p>619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08">
                <text:p>70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647">
                <text:p>647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692">
                <text:p>69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358">
                <text:p>1358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236">
                <text:p>1236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717">
                <text:p>71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725">
                <text:p>725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710">
                <text:p>71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809">
                <text:p>809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727">
                <text:p>727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225">
                <text:p>1225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1175">
                <text:p>1175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725">
                <text:p>725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768">
                <text:p>76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791">
                <text:p>791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751">
                <text:p>75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685">
                <text:p>68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223">
                <text:p>1223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319">
                <text:p>1319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687">
                <text:p>68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31">
                <text:p>73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751">
                <text:p>751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871">
                <text:p>87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777">
                <text:p>77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438">
                <text:p>1438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402">
                <text:p>1402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837">
                <text:p>837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926">
                <text:p>92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941">
                <text:p>941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967">
                <text:p>967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57">
                <text:p>957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684">
                <text:p>168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465">
                <text:p>1465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136">
                <text:p>1136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130">
                <text:p>1130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402">
                <text:p>140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665">
                <text:p>166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082">
                <text:p>208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795">
                <text:p>2795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051">
                <text:p>2051</text:p>
              </table:table-cell>
              <table:table-cell office:value-type="float" office:value="2096">
                <text:p>20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416">
                <text:p>1416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376">
                <text:p>137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711">
                <text:p>1711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2355">
                <text:p>235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981">
                <text:p>198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2942">
                <text:p>2942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3411">
                <text:p>3411</text:p>
              </table:table-cell>
              <table:table-cell office:value-type="float" office:value="2282">
                <text:p>228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2426">
                <text:p>242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2569">
                <text:p>2569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2059">
                <text:p>2059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890">
                <text:p>2890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580">
                <text:p>258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112">
                <text:p>4112</text:p>
              </table:table-cell>
              <table:table-cell office:value-type="float" office:value="2937">
                <text:p>293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089">
                <text:p>4089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3438">
                <text:p>3438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2923">
                <text:p>2923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244">
                <text:p>224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2359">
                <text:p>235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920">
                <text:p>39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5951">
                <text:p>5951</text:p>
              </table:table-cell>
              <table:table-cell office:value-type="float" office:value="2989">
                <text:p>298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111">
                <text:p>4111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266">
                <text:p>4266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663">
                <text:p>2663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850">
                <text:p>285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162">
                <text:p>3162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539">
                <text:p>4539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5506">
                <text:p>5506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5738">
                <text:p>5738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6296">
                <text:p>6296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770">
                <text:p>2770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142">
                <text:p>3142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3047">
                <text:p>3047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646">
                <text:p>3646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5861">
                <text:p>5861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5554">
                <text:p>5554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82">
                <text:p>4482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321">
                <text:p>4321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5748">
                <text:p>5748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3831">
                <text:p>3831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3899">
                <text:p>3899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795">
                <text:p>5795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963">
                <text:p>4963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024">
                <text:p>4024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3493">
                <text:p>349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319">
                <text:p>3319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3357">
                <text:p>3357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3252">
                <text:p>3252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5542">
                <text:p>5542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305">
                <text:p>4305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2952">
                <text:p>2952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052">
                <text:p>3052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3052">
                <text:p>3052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242">
                <text:p>3242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3450">
                <text:p>3450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5488">
                <text:p>5488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709">
                <text:p>4709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253">
                <text:p>325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3021">
                <text:p>3021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068">
                <text:p>3068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3129">
                <text:p>3129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232">
                <text:p>3232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5435">
                <text:p>5435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427">
                <text:p>4427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3339">
                <text:p>3339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3438">
                <text:p>3438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3415">
                <text:p>3415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3505">
                <text:p>3505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3500">
                <text:p>350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5484">
                <text:p>5484</text:p>
              </table:table-cell>
              <table:table-cell office:value-type="float" office:value="6123">
                <text:p>6123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586">
                <text:p>4586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300">
                <text:p>330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3253">
                <text:p>3253</text:p>
              </table:table-cell>
              <table:table-cell office:value-type="float" office:value="3060">
                <text:p>306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3402">
                <text:p>3402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3359">
                <text:p>3359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3414">
                <text:p>341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6199">
                <text:p>6199</text:p>
              </table:table-cell>
              <table:table-cell office:value-type="float" office:value="6425">
                <text:p>642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682">
                <text:p>4682</text:p>
              </table:table-cell>
              <table:table-cell office:value-type="float" office:value="4502">
                <text:p>4502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3478">
                <text:p>3478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3417">
                <text:p>3417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3560">
                <text:p>3560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590">
                <text:p>3590</text:p>
              </table:table-cell>
              <table:table-cell office:value-type="float" office:value="3242">
                <text:p>324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3859">
                <text:p>3859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6730">
                <text:p>6730</text:p>
              </table:table-cell>
              <table:table-cell office:value-type="float" office:value="7270">
                <text:p>727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5177">
                <text:p>5177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740">
                <text:p>374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3716">
                <text:p>3716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126">
                <text:p>4126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131">
                <text:p>4131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147">
                <text:p>4147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7835">
                <text:p>7835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580">
                <text:p>5580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4186">
                <text:p>4186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4201">
                <text:p>4201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4149">
                <text:p>4149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4386">
                <text:p>4386</text:p>
              </table:table-cell>
              <table:table-cell office:value-type="float" office:value="3926">
                <text:p>3926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4599">
                <text:p>4599</text:p>
              </table:table-cell>
              <table:table-cell office:value-type="float" office:value="4612">
                <text:p>461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8501">
                <text:p>8501</text:p>
              </table:table-cell>
              <table:table-cell office:value-type="float" office:value="9520">
                <text:p>952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6298">
                <text:p>6298</text:p>
              </table:table-cell>
              <table:table-cell office:value-type="float" office:value="6453">
                <text:p>645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4358">
                <text:p>4358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4556">
                <text:p>455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789">
                <text:p>4789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749">
                <text:p>4749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020">
                <text:p>5020</text:p>
              </table:table-cell>
              <table:table-cell office:value-type="float" office:value="5131">
                <text:p>5131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8805">
                <text:p>8805</text:p>
              </table:table-cell>
              <table:table-cell office:value-type="float" office:value="10408">
                <text:p>10408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6483">
                <text:p>6483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4826">
                <text:p>4826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5076">
                <text:p>5076</text:p>
              </table:table-cell>
              <table:table-cell office:value-type="float" office:value="4954">
                <text:p>4954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288">
                <text:p>5288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418">
                <text:p>5418</text:p>
              </table:table-cell>
              <table:table-cell office:value-type="float" office:value="4888">
                <text:p>4888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759">
                <text:p>5759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0522">
                <text:p>10522</text:p>
              </table:table-cell>
              <table:table-cell office:value-type="float" office:value="12335">
                <text:p>12335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7555">
                <text:p>7555</text:p>
              </table:table-cell>
              <table:table-cell office:value-type="float" office:value="7015">
                <text:p>7015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788">
                <text:p>5788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6048">
                <text:p>6048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6201">
                <text:p>6201</text:p>
              </table:table-cell>
              <table:table-cell office:value-type="float" office:value="5990">
                <text:p>599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6358">
                <text:p>6358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6795">
                <text:p>6795</text:p>
              </table:table-cell>
              <table:table-cell office:value-type="float" office:value="6490">
                <text:p>649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3000">
                <text:p>13000</text:p>
              </table:table-cell>
              <table:table-cell office:value-type="float" office:value="13581">
                <text:p>1358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8666">
                <text:p>8666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6647">
                <text:p>6647</text:p>
              </table:table-cell>
              <table:table-cell office:value-type="float" office:value="5785">
                <text:p>578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973">
                <text:p>6973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6782">
                <text:p>6782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6941">
                <text:p>6941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8055">
                <text:p>8055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4410">
                <text:p>14410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9636">
                <text:p>9636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7650">
                <text:p>7650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7533">
                <text:p>7533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7712">
                <text:p>7712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7941">
                <text:p>7941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8941">
                <text:p>8941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6474">
                <text:p>16474</text:p>
              </table:table-cell>
              <table:table-cell office:value-type="float" office:value="17019">
                <text:p>1701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0893">
                <text:p>10893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8679">
                <text:p>8679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9017">
                <text:p>9017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9307">
                <text:p>9307</text:p>
              </table:table-cell>
              <table:table-cell office:value-type="float" office:value="8513">
                <text:p>851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9162">
                <text:p>9162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0931">
                <text:p>10931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9794">
                <text:p>19794</text:p>
              </table:table-cell>
              <table:table-cell office:value-type="float" office:value="19745">
                <text:p>1974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3262">
                <text:p>13262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056">
                <text:p>10056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0236">
                <text:p>10236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0678">
                <text:p>10678</text:p>
              </table:table-cell>
              <table:table-cell office:value-type="float" office:value="9961">
                <text:p>9961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0426">
                <text:p>10426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2600">
                <text:p>12600</text:p>
              </table:table-cell>
              <table:table-cell office:value-type="float" office:value="12933">
                <text:p>1293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2546">
                <text:p>22546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5507">
                <text:p>15507</text:p>
              </table:table-cell>
              <table:table-cell office:value-type="float" office:value="14228">
                <text:p>14228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1898">
                <text:p>11898</text:p>
              </table:table-cell>
              <table:table-cell office:value-type="float" office:value="11022">
                <text:p>1102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1848">
                <text:p>11848</text:p>
              </table:table-cell>
              <table:table-cell office:value-type="float" office:value="11883">
                <text:p>1188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2170">
                <text:p>12170</text:p>
              </table:table-cell>
              <table:table-cell office:value-type="float" office:value="11898">
                <text:p>1189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389">
                <text:p>12389</text:p>
              </table:table-cell>
              <table:table-cell office:value-type="float" office:value="11646">
                <text:p>11646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4940">
                <text:p>14940</text:p>
              </table:table-cell>
              <table:table-cell office:value-type="float" office:value="17666">
                <text:p>17666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6594">
                <text:p>26594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7937">
                <text:p>17937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3728">
                <text:p>13728</text:p>
              </table:table-cell>
              <table:table-cell office:value-type="float" office:value="13169">
                <text:p>13169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4013">
                <text:p>14013</text:p>
              </table:table-cell>
              <table:table-cell office:value-type="float" office:value="13691">
                <text:p>1369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4762">
                <text:p>14762</text:p>
              </table:table-cell>
              <table:table-cell office:value-type="float" office:value="14323">
                <text:p>1432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4829">
                <text:p>14829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7619">
                <text:p>17619</text:p>
              </table:table-cell>
              <table:table-cell office:value-type="float" office:value="19568">
                <text:p>19568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0898">
                <text:p>30898</text:p>
              </table:table-cell>
              <table:table-cell office:value-type="float" office:value="35407">
                <text:p>3540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0498">
                <text:p>20498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6485">
                <text:p>16485</text:p>
              </table:table-cell>
              <table:table-cell office:value-type="float" office:value="16777">
                <text:p>16777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7081">
                <text:p>17081</text:p>
              </table:table-cell>
              <table:table-cell office:value-type="float" office:value="17689">
                <text:p>17689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7528">
                <text:p>17528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8503">
                <text:p>18503</text:p>
              </table:table-cell>
              <table:table-cell office:value-type="float" office:value="19793">
                <text:p>19793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3296">
                <text:p>23296</text:p>
              </table:table-cell>
              <table:table-cell office:value-type="float" office:value="30960">
                <text:p>30960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9462">
                <text:p>39462</text:p>
              </table:table-cell>
              <table:table-cell office:value-type="float" office:value="49788">
                <text:p>4978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7163">
                <text:p>27163</text:p>
              </table:table-cell>
              <table:table-cell office:value-type="float" office:value="30895">
                <text:p>30895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2549">
                <text:p>22549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3661">
                <text:p>23661</text:p>
              </table:table-cell>
              <table:table-cell office:value-type="float" office:value="28425">
                <text:p>2842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5288">
                <text:p>25288</text:p>
              </table:table-cell>
              <table:table-cell office:value-type="float" office:value="30026">
                <text:p>30026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7026">
                <text:p>27026</text:p>
              </table:table-cell>
              <table:table-cell office:value-type="float" office:value="32915">
                <text:p>32915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6319">
                <text:p>36319</text:p>
              </table:table-cell>
              <table:table-cell office:value-type="float" office:value="46515">
                <text:p>46515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60713">
                <text:p>60713</text:p>
              </table:table-cell>
              <table:table-cell office:value-type="float" office:value="75446">
                <text:p>75446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43508">
                <text:p>43508</text:p>
              </table:table-cell>
              <table:table-cell office:value-type="float" office:value="56603">
                <text:p>5660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37641">
                <text:p>37641</text:p>
              </table:table-cell>
              <table:table-cell office:value-type="float" office:value="56786">
                <text:p>5678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1079">
                <text:p>41079</text:p>
              </table:table-cell>
              <table:table-cell office:value-type="float" office:value="46351">
                <text:p>4635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47178">
                <text:p>47178</text:p>
              </table:table-cell>
              <table:table-cell office:value-type="float" office:value="51595">
                <text:p>51595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70571">
                <text:p>70571</text:p>
              </table:table-cell>
              <table:table-cell office:value-type="float" office:value="94393">
                <text:p>9439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89051">
                <text:p>89051</text:p>
              </table:table-cell>
              <table:table-cell office:value-type="float" office:value="115241">
                <text:p>11524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55248">
                <text:p>155248</text:p>
              </table:table-cell>
              <table:table-cell office:value-type="float" office:value="213697">
                <text:p>213697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24179">
                <text:p>124179</text:p>
              </table:table-cell>
              <table:table-cell office:value-type="float" office:value="179733">
                <text:p>17973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09940">
                <text:p>109940</text:p>
              </table:table-cell>
              <table:table-cell office:value-type="float" office:value="136582">
                <text:p>136582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10783">
                <text:p>110783</text:p>
              </table:table-cell>
              <table:table-cell office:value-type="float" office:value="131150">
                <text:p>131150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18919">
                <text:p>118919</text:p>
              </table:table-cell>
              <table:table-cell office:value-type="float" office:value="135508">
                <text:p>135508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32391">
                <text:p>132391</text:p>
              </table:table-cell>
              <table:table-cell office:value-type="float" office:value="141225">
                <text:p>141225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52952">
                <text:p>152952</text:p>
              </table:table-cell>
              <table:table-cell office:value-type="float" office:value="148138">
                <text:p>148138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14505">
                <text:p>214505</text:p>
              </table:table-cell>
              <table:table-cell office:value-type="float" office:value="195742">
                <text:p>195742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62102">
                <text:p>362102</text:p>
              </table:table-cell>
              <table:table-cell office:value-type="float" office:value="302751">
                <text:p>30275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93419">
                <text:p>593419</text:p>
              </table:table-cell>
              <table:table-cell office:value-type="float" office:value="518085">
                <text:p>5180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2864">
                <text:p>4372864</text:p>
              </table:table-cell>
              <table:table-cell office:value-type="float" office:value="4240870">
                <text:p>424087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561993">
                <text:p>561993</text:p>
              </table:table-cell>
              <table:table-cell office:value-type="float" office:value="500789">
                <text:p>500789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21533">
                <text:p>321533</text:p>
              </table:table-cell>
              <table:table-cell office:value-type="float" office:value="288356">
                <text:p>288356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03148">
                <text:p>203148</text:p>
              </table:table-cell>
              <table:table-cell office:value-type="float" office:value="182565">
                <text:p>182565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50672">
                <text:p>150672</text:p>
              </table:table-cell>
              <table:table-cell office:value-type="float" office:value="132556">
                <text:p>13255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34114">
                <text:p>134114</text:p>
              </table:table-cell>
              <table:table-cell office:value-type="float" office:value="118686">
                <text:p>11868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26662">
                <text:p>126662</text:p>
              </table:table-cell>
              <table:table-cell office:value-type="float" office:value="112367">
                <text:p>11236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18348">
                <text:p>118348</text:p>
              </table:table-cell>
              <table:table-cell office:value-type="float" office:value="106498">
                <text:p>106498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17435">
                <text:p>117435</text:p>
              </table:table-cell>
              <table:table-cell office:value-type="float" office:value="106951">
                <text:p>10695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33098">
                <text:p>133098</text:p>
              </table:table-cell>
              <table:table-cell office:value-type="float" office:value="127716">
                <text:p>12771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66139">
                <text:p>166139</text:p>
              </table:table-cell>
              <table:table-cell office:value-type="float" office:value="172773">
                <text:p>17277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94233">
                <text:p>94233</text:p>
              </table:table-cell>
              <table:table-cell office:value-type="float" office:value="87916">
                <text:p>8791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76515">
                <text:p>76515</text:p>
              </table:table-cell>
              <table:table-cell office:value-type="float" office:value="74854">
                <text:p>7485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4395">
                <text:p>44395</text:p>
              </table:table-cell>
              <table:table-cell office:value-type="float" office:value="43498">
                <text:p>4349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8193">
                <text:p>38193</text:p>
              </table:table-cell>
              <table:table-cell office:value-type="float" office:value="37192">
                <text:p>3719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34709">
                <text:p>34709</text:p>
              </table:table-cell>
              <table:table-cell office:value-type="float" office:value="33594">
                <text:p>33594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7653">
                <text:p>37653</text:p>
              </table:table-cell>
              <table:table-cell office:value-type="float" office:value="38812">
                <text:p>38812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4975">
                <text:p>54975</text:p>
              </table:table-cell>
              <table:table-cell office:value-type="float" office:value="58308">
                <text:p>58308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3714">
                <text:p>33714</text:p>
              </table:table-cell>
              <table:table-cell office:value-type="float" office:value="34730">
                <text:p>3473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4056">
                <text:p>24056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1744">
                <text:p>21744</text:p>
              </table:table-cell>
              <table:table-cell office:value-type="float" office:value="22198">
                <text:p>22198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20504">
                <text:p>20504</text:p>
              </table:table-cell>
              <table:table-cell office:value-type="float" office:value="21116">
                <text:p>2111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9029">
                <text:p>19029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1240">
                <text:p>21240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2518">
                <text:p>32518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9235">
                <text:p>19235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5064">
                <text:p>15064</text:p>
              </table:table-cell>
              <table:table-cell office:value-type="float" office:value="15022">
                <text:p>1502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4755">
                <text:p>14755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4225">
                <text:p>14225</text:p>
              </table:table-cell>
              <table:table-cell office:value-type="float" office:value="14573">
                <text:p>14573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3394">
                <text:p>13394</text:p>
              </table:table-cell>
              <table:table-cell office:value-type="float" office:value="13391">
                <text:p>1339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882">
                <text:p>15882</text:p>
              </table:table-cell>
              <table:table-cell office:value-type="float" office:value="16674">
                <text:p>16674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5559">
                <text:p>25559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4956">
                <text:p>14956</text:p>
              </table:table-cell>
              <table:table-cell office:value-type="float" office:value="14763">
                <text:p>1476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1721">
                <text:p>11721</text:p>
              </table:table-cell>
              <table:table-cell office:value-type="float" office:value="11591">
                <text:p>1159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1721">
                <text:p>11721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1258">
                <text:p>11258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0626">
                <text:p>10626</text:p>
              </table:table-cell>
              <table:table-cell office:value-type="float" office:value="12727">
                <text:p>12727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3034">
                <text:p>13034</text:p>
              </table:table-cell>
              <table:table-cell office:value-type="float" office:value="15542">
                <text:p>1554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0886">
                <text:p>20886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2125">
                <text:p>12125</text:p>
              </table:table-cell>
              <table:table-cell office:value-type="float" office:value="13243">
                <text:p>1324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566">
                <text:p>9566</text:p>
              </table:table-cell>
              <table:table-cell office:value-type="float" office:value="10099">
                <text:p>10099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9429">
                <text:p>9429</text:p>
              </table:table-cell>
              <table:table-cell office:value-type="float" office:value="10322">
                <text:p>1032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9466">
                <text:p>9466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8808">
                <text:p>8808</text:p>
              </table:table-cell>
              <table:table-cell office:value-type="float" office:value="11171">
                <text:p>1117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0840">
                <text:p>10840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6876">
                <text:p>16876</text:p>
              </table:table-cell>
              <table:table-cell office:value-type="float" office:value="29214">
                <text:p>29214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0160">
                <text:p>10160</text:p>
              </table:table-cell>
              <table:table-cell office:value-type="float" office:value="14242">
                <text:p>14242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8308">
                <text:p>8308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8227">
                <text:p>8227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8207">
                <text:p>8207</text:p>
              </table:table-cell>
              <table:table-cell office:value-type="float" office:value="10367">
                <text:p>103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629">
                <text:p>7629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9705">
                <text:p>9705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5075">
                <text:p>15075</text:p>
              </table:table-cell>
              <table:table-cell office:value-type="float" office:value="25126">
                <text:p>2512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9023">
                <text:p>9023</text:p>
              </table:table-cell>
              <table:table-cell office:value-type="float" office:value="10967">
                <text:p>10967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7150">
                <text:p>7150</text:p>
              </table:table-cell>
              <table:table-cell office:value-type="float" office:value="8207">
                <text:p>820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7260">
                <text:p>7260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7196">
                <text:p>7196</text:p>
              </table:table-cell>
              <table:table-cell office:value-type="float" office:value="8652">
                <text:p>8652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6941">
                <text:p>6941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8603">
                <text:p>8603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3497">
                <text:p>13497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562">
                <text:p>7562</text:p>
              </table:table-cell>
              <table:table-cell office:value-type="float" office:value="9603">
                <text:p>9603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332">
                <text:p>6332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438">
                <text:p>6438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6463">
                <text:p>646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170">
                <text:p>6170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7768">
                <text:p>7768</text:p>
              </table:table-cell>
              <table:table-cell office:value-type="float" office:value="10302">
                <text:p>1030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1599">
                <text:p>11599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6550">
                <text:p>6550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5718">
                <text:p>5718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5820">
                <text:p>5820</text:p>
              </table:table-cell>
              <table:table-cell office:value-type="float" office:value="6640">
                <text:p>664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5595">
                <text:p>5595</text:p>
              </table:table-cell>
              <table:table-cell office:value-type="float" office:value="6268">
                <text:p>6268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5371">
                <text:p>5371</text:p>
              </table:table-cell>
              <table:table-cell office:value-type="float" office:value="6010">
                <text:p>601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6908">
                <text:p>6908</text:p>
              </table:table-cell>
              <table:table-cell office:value-type="float" office:value="8232">
                <text:p>823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0667">
                <text:p>10667</text:p>
              </table:table-cell>
              <table:table-cell office:value-type="float" office:value="13061">
                <text:p>13061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5908">
                <text:p>5908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5026">
                <text:p>5026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5365">
                <text:p>536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5068">
                <text:p>5068</text:p>
              </table:table-cell>
              <table:table-cell office:value-type="float" office:value="5734">
                <text:p>573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4775">
                <text:p>4775</text:p>
              </table:table-cell>
              <table:table-cell office:value-type="float" office:value="5076">
                <text:p>5076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6241">
                <text:p>6241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684">
                <text:p>9684</text:p>
              </table:table-cell>
              <table:table-cell office:value-type="float" office:value="12193">
                <text:p>12193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5369">
                <text:p>5369</text:p>
              </table:table-cell>
              <table:table-cell office:value-type="float" office:value="5881">
                <text:p>5881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4523">
                <text:p>4523</text:p>
              </table:table-cell>
              <table:table-cell office:value-type="float" office:value="5094">
                <text:p>5094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4459">
                <text:p>4459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4509">
                <text:p>4509</text:p>
              </table:table-cell>
              <table:table-cell office:value-type="float" office:value="4951">
                <text:p>4951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219">
                <text:p>4219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5499">
                <text:p>5499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8389">
                <text:p>8389</text:p>
              </table:table-cell>
              <table:table-cell office:value-type="float" office:value="10074">
                <text:p>1007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4708">
                <text:p>4708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4109">
                <text:p>4109</text:p>
              </table:table-cell>
              <table:table-cell office:value-type="float" office:value="4453">
                <text:p>4453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360">
                <text:p>4360</text:p>
              </table:table-cell>
              <table:table-cell office:value-type="float" office:value="4795">
                <text:p>4795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4386">
                <text:p>4386</text:p>
              </table:table-cell>
              <table:table-cell office:value-type="float" office:value="4632">
                <text:p>4632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3789">
                <text:p>3789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4977">
                <text:p>4977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7438">
                <text:p>7438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4202">
                <text:p>4202</text:p>
              </table:table-cell>
              <table:table-cell office:value-type="float" office:value="4555">
                <text:p>4555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3623">
                <text:p>3623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3884">
                <text:p>3884</text:p>
              </table:table-cell>
              <table:table-cell office:value-type="float" office:value="4342">
                <text:p>434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3557">
                <text:p>3557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3649">
                <text:p>3649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646">
                <text:p>4646</text:p>
              </table:table-cell>
              <table:table-cell office:value-type="float" office:value="5709">
                <text:p>570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7034">
                <text:p>7034</text:p>
              </table:table-cell>
              <table:table-cell office:value-type="float" office:value="9090">
                <text:p>9090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638">
                <text:p>3638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3292">
                <text:p>329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3486">
                <text:p>348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3298">
                <text:p>3298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173">
                <text:p>3173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4351">
                <text:p>435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6390">
                <text:p>6390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3476">
                <text:p>3476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114">
                <text:p>3114</text:p>
              </table:table-cell>
              <table:table-cell office:value-type="float" office:value="3059">
                <text:p>3059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3074">
                <text:p>3074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3157">
                <text:p>3157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894">
                <text:p>2894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4027">
                <text:p>4027</text:p>
              </table:table-cell>
              <table:table-cell office:value-type="float" office:value="4704">
                <text:p>4704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5736">
                <text:p>5736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276">
                <text:p>327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2829">
                <text:p>2829</text:p>
              </table:table-cell>
              <table:table-cell office:value-type="float" office:value="3029">
                <text:p>3029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814">
                <text:p>2814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2894">
                <text:p>28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591">
                <text:p>2591</text:p>
              </table:table-cell>
              <table:table-cell office:value-type="float" office:value="2638">
                <text:p>2638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3634">
                <text:p>3634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5086">
                <text:p>5086</text:p>
              </table:table-cell>
              <table:table-cell office:value-type="float" office:value="6589">
                <text:p>6589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982">
                <text:p>2982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2541">
                <text:p>2541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2798">
                <text:p>2798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2689">
                <text:p>2689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438">
                <text:p>2438</text:p>
              </table:table-cell>
              <table:table-cell office:value-type="float" office:value="2531">
                <text:p>2531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3339">
                <text:p>3339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4515">
                <text:p>4515</text:p>
              </table:table-cell>
              <table:table-cell office:value-type="float" office:value="6170">
                <text:p>617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664">
                <text:p>2664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312">
                <text:p>2312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481">
                <text:p>2481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477">
                <text:p>2477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2314">
                <text:p>2314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3038">
                <text:p>3038</text:p>
              </table:table-cell>
              <table:table-cell office:value-type="float" office:value="3949">
                <text:p>3949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4342">
                <text:p>4342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593">
                <text:p>2593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243">
                <text:p>2243</text:p>
              </table:table-cell>
              <table:table-cell office:value-type="float" office:value="2273">
                <text:p>2273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2263">
                <text:p>2263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200">
                <text:p>2200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2087">
                <text:p>2087</text:p>
              </table:table-cell>
              <table:table-cell office:value-type="float" office:value="1989">
                <text:p>1989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2895">
                <text:p>2895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3648">
                <text:p>3648</text:p>
              </table:table-cell>
              <table:table-cell office:value-type="float" office:value="5254">
                <text:p>5254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279">
                <text:p>2279</text:p>
              </table:table-cell>
              <table:table-cell office:value-type="float" office:value="2258">
                <text:p>2258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120">
                <text:p>212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2225">
                <text:p>2225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992">
                <text:p>1992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1855">
                <text:p>1855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702">
                <text:p>2702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577">
                <text:p>3577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951">
                <text:p>1951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896">
                <text:p>1896</text:p>
              </table:table-cell>
              <table:table-cell office:value-type="float" office:value="2117">
                <text:p>2117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890">
                <text:p>1890</text:p>
              </table:table-cell>
              <table:table-cell office:value-type="float" office:value="2203">
                <text:p>2203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842">
                <text:p>1842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1709">
                <text:p>1709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2356">
                <text:p>235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3264">
                <text:p>3264</text:p>
              </table:table-cell>
              <table:table-cell office:value-type="float" office:value="3904">
                <text:p>3904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764">
                <text:p>1764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653">
                <text:p>165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792">
                <text:p>1792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808">
                <text:p>1808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1574">
                <text:p>1574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2112">
                <text:p>2112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752">
                <text:p>2752</text:p>
              </table:table-cell>
              <table:table-cell office:value-type="float" office:value="3459">
                <text:p>3459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718">
                <text:p>171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527">
                <text:p>152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659">
                <text:p>1659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507">
                <text:p>1507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480">
                <text:p>148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085">
                <text:p>2085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2560">
                <text:p>2560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519">
                <text:p>1519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490">
                <text:p>1490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455">
                <text:p>1455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514">
                <text:p>1514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392">
                <text:p>139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066">
                <text:p>2066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2464">
                <text:p>2464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398">
                <text:p>1398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397">
                <text:p>1397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1361">
                <text:p>136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1357">
                <text:p>1357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1265">
                <text:p>1265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1860">
                <text:p>1860</text:p>
              </table:table-cell>
              <table:table-cell office:value-type="float" office:value="2465">
                <text:p>2465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2053">
                <text:p>2053</text:p>
              </table:table-cell>
              <table:table-cell office:value-type="float" office:value="2888">
                <text:p>2888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1309">
                <text:p>1309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269">
                <text:p>126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1344">
                <text:p>134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1134">
                <text:p>113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115">
                <text:p>1115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593">
                <text:p>1593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951">
                <text:p>1951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226">
                <text:p>1226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202">
                <text:p>1202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093">
                <text:p>1093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1017">
                <text:p>1017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092">
                <text:p>1092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623">
                <text:p>1623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795">
                <text:p>1795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87">
                <text:p>1087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993">
                <text:p>993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098">
                <text:p>1098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139">
                <text:p>113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021">
                <text:p>1021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473">
                <text:p>147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538">
                <text:p>1538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046">
                <text:p>1046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019">
                <text:p>1019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1003">
                <text:p>1003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951">
                <text:p>951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967">
                <text:p>967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1377">
                <text:p>1377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1532">
                <text:p>1532</text:p>
              </table:table-cell>
              <table:table-cell office:value-type="float" office:value="2426">
                <text:p>2426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867">
                <text:p>86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945">
                <text:p>945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906">
                <text:p>906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958">
                <text:p>958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905">
                <text:p>90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289">
                <text:p>1289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373">
                <text:p>137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891">
                <text:p>891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864">
                <text:p>864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810">
                <text:p>810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857">
                <text:p>857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786">
                <text:p>78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1236">
                <text:p>1236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270">
                <text:p>1270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875">
                <text:p>875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56">
                <text:p>856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787">
                <text:p>78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824">
                <text:p>82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1070">
                <text:p>107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1143">
                <text:p>1143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857">
                <text:p>85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830">
                <text:p>83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802">
                <text:p>80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795">
                <text:p>79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759">
                <text:p>759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914">
                <text:p>914</text:p>
              </table:table-cell>
              <table:table-cell office:value-type="float" office:value="1655">
                <text:p>1655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064">
                <text:p>1064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678">
                <text:p>67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740">
                <text:p>740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714">
                <text:p>71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730">
                <text:p>730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603">
                <text:p>60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876">
                <text:p>876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896">
                <text:p>896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587">
                <text:p>587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689">
                <text:p>68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614">
                <text:p>61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574">
                <text:p>574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555">
                <text:p>555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908">
                <text:p>90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883">
                <text:p>883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578">
                <text:p>57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627">
                <text:p>62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552">
                <text:p>55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562">
                <text:p>5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553">
                <text:p>55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731">
                <text:p>731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693">
                <text:p>693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525">
                <text:p>525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566">
                <text:p>566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547">
                <text:p>54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542">
                <text:p>54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459">
                <text:p>45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720">
                <text:p>72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754">
                <text:p>754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484">
                <text:p>484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484">
                <text:p>484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493">
                <text:p>49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451">
                <text:p>45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500">
                <text:p>500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710">
                <text:p>710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721">
                <text:p>721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487">
                <text:p>48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475">
                <text:p>47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478">
                <text:p>47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520">
                <text:p>52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463">
                <text:p>46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703">
                <text:p>70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679">
                <text:p>679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455">
                <text:p>45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444">
                <text:p>444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414">
                <text:p>414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450">
                <text:p>45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416">
                <text:p>416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590">
                <text:p>59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654">
                <text:p>65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463">
                <text:p>46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429">
                <text:p>42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369">
                <text:p>369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399">
                <text:p>399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374">
                <text:p>37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553">
                <text:p>55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487">
                <text:p>487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47">
                <text:p>34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328">
                <text:p>32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68">
                <text:p>36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349">
                <text:p>3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02">
                <text:p>4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490">
                <text:p>49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445">
                <text:p>445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330">
                <text:p>33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353">
                <text:p>35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317">
                <text:p>31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330">
                <text:p>33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328">
                <text:p>32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434">
                <text:p>43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387">
                <text:p>387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382">
                <text:p>38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334">
                <text:p>33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307">
                <text:p>30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290">
                <text:p>29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99">
                <text:p>29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425">
                <text:p>4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374">
                <text:p>37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285">
                <text:p>28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336">
                <text:p>33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324">
                <text:p>32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318">
                <text:p>31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324">
                <text:p>32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449">
                <text:p>449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424">
                <text:p>4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311">
                <text:p>31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282">
                <text:p>28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83">
                <text:p>283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312">
                <text:p>3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53">
                <text:p>25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409">
                <text:p>409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69">
                <text:p>36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273">
                <text:p>27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279">
                <text:p>27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268">
                <text:p>26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58">
                <text:p>25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23">
                <text:p>22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401">
                <text:p>40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320">
                <text:p>32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57">
                <text:p>25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236">
                <text:p>23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259">
                <text:p>25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266">
                <text:p>26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237">
                <text:p>23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371">
                <text:p>37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345">
                <text:p>34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247">
                <text:p>24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230">
                <text:p>23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235">
                <text:p>2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8">
                <text:p>23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217">
                <text:p>21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335">
                <text:p>33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307">
                <text:p>30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216">
                <text:p>21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213">
                <text:p>21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257">
                <text:p>25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21">
                <text:p>22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281">
                <text:p>28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74">
                <text:p>27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207">
                <text:p>20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93">
                <text:p>19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230">
                <text:p>2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267">
                <text:p>26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222">
                <text:p>2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325">
                <text:p>32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260">
                <text:p>26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27">
                <text:p>22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216">
                <text:p>21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14">
                <text:p>21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34">
                <text:p>23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204">
                <text:p>20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278">
                <text:p>27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227">
                <text:p>22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85">
                <text:p>18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57">
                <text:p>15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84">
                <text:p>18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201">
                <text:p>20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46">
                <text:p>24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76">
                <text:p>17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58">
                <text:p>15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75">
                <text:p>17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97">
                <text:p>19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83">
                <text:p>18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58">
                <text:p>1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272">
                <text:p>27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221">
                <text:p>22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67">
                <text:p>167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0">
                <text:p>1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76">
                <text:p>17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51">
                <text:p>15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211">
                <text:p>21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91">
                <text:p>19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74">
                <text:p>17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176">
                <text:p>17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177">
                <text:p>1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32">
                <text:p>13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7">
                <text:p>17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231">
                <text:p>231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193">
                <text:p>19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160">
                <text:p>1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137">
                <text:p>13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163">
                <text:p>16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157">
                <text:p>15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164">
                <text:p>16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224">
                <text:p>22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68">
                <text:p>16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175">
                <text:p>1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89">
                <text:p>18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159">
                <text:p>1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152">
                <text:p>1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213">
                <text:p>21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198">
                <text:p>19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165">
                <text:p>16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49">
                <text:p>14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27">
                <text:p>12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182">
                <text:p>1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159">
                <text:p>1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129">
                <text:p>12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113">
                <text:p>1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16">
                <text:p>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129">
                <text:p>12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170">
                <text:p>17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66">
                <text:p>1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122">
                <text:p>1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128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128">
                <text:p>1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127">
                <text:p>1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128">
                <text:p>12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116">
                <text:p>1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150">
                <text:p>1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24">
                <text:p>12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121">
                <text:p>1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101">
                <text:p>1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134">
                <text:p>1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133">
                <text:p>1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21">
                <text:p>1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108">
                <text:p>1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93">
                <text:p>9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111">
                <text:p>11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98">
                <text:p>9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113">
                <text:p>11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101">
                <text:p>1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148">
                <text:p>1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115">
                <text:p>1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111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05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126">
                <text:p>1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92">
                <text:p>9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97">
                <text:p>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94">
                <text:p>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93">
                <text:p>9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78">
                <text:p>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71">
                <text:p>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78">
                <text:p>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102">
                <text:p>1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85">
                <text:p>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99">
                <text:p>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92">
                <text:p>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79">
                <text:p>7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110">
                <text:p>1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85">
                <text:p>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95">
                <text:p>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69">
                <text:p>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63">
                <text:p>6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45">
                <text:p>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54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73">
                <text:p>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67">
                <text:p>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75">
                <text:p>7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59">
                <text:p>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57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56">
                <text:p>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57">
                <text:p>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58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52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76">
                <text:p>7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83">
                <text:p>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60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76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65">
                <text:p>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81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102">
                <text:p>1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74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78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126">
                <text:p>1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174">
                <text:p>17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351">
                <text:p>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216">
                <text:p>2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307">
                <text:p>3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1708">
                <text:p>17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305">
                <text:p>3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402">
                <text:p>4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125">
                <text:p>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127">
                <text:p>1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154">
                <text:p>1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60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155">
                <text:p>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143">
                <text:p>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213">
                <text:p>2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279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31cm" svg:height="16.355cm" xlink:href=".." xlink:type="simple" chart:class="chart:bar" chart:style-name="ch1">
        <chart:legend chart:legend-position="end" svg:x="33.568cm" svg:y="7.629cm" style:legend-expansion="high" chart:style-name="ch2"/>
        <chart:plot-area chart:style-name="ch3" table:cell-range-address="Sheet1.A530:Sheet1.C670" chart:data-source-has-labels="column" svg:x="1.166cm" svg:y="1.443cm" svg:width="30.97cm" svg:height="14.165cm">
          <chartooo:coordinate-region svg:x="2.713cm" svg:y="1.642cm" svg:width="29.423cm" svg:height="13.042cm"/>
          <chart:axis chart:dimension="x" chart:name="primary-x" chart:style-name="ch4" chartooo:axis-type="auto">
            <chartooo:date-scale/>
            <chart:categories table:cell-range-address="Sheet1.A530:Sheet1.A6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30:Sheet1.B670" chart:class="chart:bar">
            <chart:data-point chart:repeated="141"/>
          </chart:series>
          <chart:series chart:style-name="ch8" chart:values-cell-range-address="Sheet1.C530:Sheet1.C670" chart:class="chart:bar"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529">
                <text:p>530</text:p>
                <draw:g>
                  <svg:desc>Sheet1.A530:Sheet1.A670</svg:desc>
                </draw:g>
              </table:table-cell>
              <table:table-cell office:value-type="float" office:value="6647">
                <text:p>6647</text:p>
                <draw:g>
                  <svg:desc>Sheet1.B530:Sheet1.B670</svg:desc>
                </draw:g>
              </table:table-cell>
              <table:table-cell office:value-type="float" office:value="5785">
                <text:p>5785</text:p>
                <draw:g>
                  <svg:desc>Sheet1.C530:Sheet1.C670</svg:desc>
                </draw:g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973">
                <text:p>6973</text:p>
              </table:table-cell>
              <table:table-cell office:value-type="float" office:value="6338">
                <text:p>633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6782">
                <text:p>6782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6941">
                <text:p>6941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8055">
                <text:p>8055</text:p>
              </table:table-cell>
              <table:table-cell office:value-type="float" office:value="7430">
                <text:p>743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4410">
                <text:p>14410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9636">
                <text:p>9636</text:p>
              </table:table-cell>
              <table:table-cell office:value-type="float" office:value="9198">
                <text:p>9198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7650">
                <text:p>7650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7533">
                <text:p>7533</text:p>
              </table:table-cell>
              <table:table-cell office:value-type="float" office:value="7388">
                <text:p>7388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7712">
                <text:p>7712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7941">
                <text:p>7941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8941">
                <text:p>8941</text:p>
              </table:table-cell>
              <table:table-cell office:value-type="float" office:value="8913">
                <text:p>8913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6474">
                <text:p>16474</text:p>
              </table:table-cell>
              <table:table-cell office:value-type="float" office:value="17019">
                <text:p>1701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10893">
                <text:p>10893</text:p>
              </table:table-cell>
              <table:table-cell office:value-type="float" office:value="10004">
                <text:p>10004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8679">
                <text:p>8679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9017">
                <text:p>9017</text:p>
              </table:table-cell>
              <table:table-cell office:value-type="float" office:value="8127">
                <text:p>8127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9307">
                <text:p>9307</text:p>
              </table:table-cell>
              <table:table-cell office:value-type="float" office:value="8513">
                <text:p>8513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9162">
                <text:p>9162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10931">
                <text:p>10931</text:p>
              </table:table-cell>
              <table:table-cell office:value-type="float" office:value="10420">
                <text:p>1042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19794">
                <text:p>19794</text:p>
              </table:table-cell>
              <table:table-cell office:value-type="float" office:value="19745">
                <text:p>19745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13262">
                <text:p>13262</text:p>
              </table:table-cell>
              <table:table-cell office:value-type="float" office:value="12015">
                <text:p>1201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0056">
                <text:p>10056</text:p>
              </table:table-cell>
              <table:table-cell office:value-type="float" office:value="8965">
                <text:p>8965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0236">
                <text:p>10236</text:p>
              </table:table-cell>
              <table:table-cell office:value-type="float" office:value="9634">
                <text:p>963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0678">
                <text:p>10678</text:p>
              </table:table-cell>
              <table:table-cell office:value-type="float" office:value="9961">
                <text:p>9961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0426">
                <text:p>10426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2600">
                <text:p>12600</text:p>
              </table:table-cell>
              <table:table-cell office:value-type="float" office:value="12933">
                <text:p>1293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22546">
                <text:p>22546</text:p>
              </table:table-cell>
              <table:table-cell office:value-type="float" office:value="22485">
                <text:p>22485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5507">
                <text:p>15507</text:p>
              </table:table-cell>
              <table:table-cell office:value-type="float" office:value="14228">
                <text:p>14228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1898">
                <text:p>11898</text:p>
              </table:table-cell>
              <table:table-cell office:value-type="float" office:value="11022">
                <text:p>11022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1848">
                <text:p>11848</text:p>
              </table:table-cell>
              <table:table-cell office:value-type="float" office:value="11883">
                <text:p>1188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2170">
                <text:p>12170</text:p>
              </table:table-cell>
              <table:table-cell office:value-type="float" office:value="11898">
                <text:p>1189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389">
                <text:p>12389</text:p>
              </table:table-cell>
              <table:table-cell office:value-type="float" office:value="11646">
                <text:p>11646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4940">
                <text:p>14940</text:p>
              </table:table-cell>
              <table:table-cell office:value-type="float" office:value="17666">
                <text:p>17666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6594">
                <text:p>26594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7937">
                <text:p>17937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3728">
                <text:p>13728</text:p>
              </table:table-cell>
              <table:table-cell office:value-type="float" office:value="13169">
                <text:p>13169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4013">
                <text:p>14013</text:p>
              </table:table-cell>
              <table:table-cell office:value-type="float" office:value="13691">
                <text:p>1369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4762">
                <text:p>14762</text:p>
              </table:table-cell>
              <table:table-cell office:value-type="float" office:value="14323">
                <text:p>1432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4829">
                <text:p>14829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7619">
                <text:p>17619</text:p>
              </table:table-cell>
              <table:table-cell office:value-type="float" office:value="19568">
                <text:p>19568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30898">
                <text:p>30898</text:p>
              </table:table-cell>
              <table:table-cell office:value-type="float" office:value="35407">
                <text:p>3540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20498">
                <text:p>20498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6485">
                <text:p>16485</text:p>
              </table:table-cell>
              <table:table-cell office:value-type="float" office:value="16777">
                <text:p>16777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7081">
                <text:p>17081</text:p>
              </table:table-cell>
              <table:table-cell office:value-type="float" office:value="17689">
                <text:p>17689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7528">
                <text:p>17528</text:p>
              </table:table-cell>
              <table:table-cell office:value-type="float" office:value="18944">
                <text:p>1894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8503">
                <text:p>18503</text:p>
              </table:table-cell>
              <table:table-cell office:value-type="float" office:value="19793">
                <text:p>19793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3296">
                <text:p>23296</text:p>
              </table:table-cell>
              <table:table-cell office:value-type="float" office:value="30960">
                <text:p>30960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9462">
                <text:p>39462</text:p>
              </table:table-cell>
              <table:table-cell office:value-type="float" office:value="49788">
                <text:p>49788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7163">
                <text:p>27163</text:p>
              </table:table-cell>
              <table:table-cell office:value-type="float" office:value="30895">
                <text:p>30895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2549">
                <text:p>22549</text:p>
              </table:table-cell>
              <table:table-cell office:value-type="float" office:value="26406">
                <text:p>26406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3661">
                <text:p>23661</text:p>
              </table:table-cell>
              <table:table-cell office:value-type="float" office:value="28425">
                <text:p>2842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5288">
                <text:p>25288</text:p>
              </table:table-cell>
              <table:table-cell office:value-type="float" office:value="30026">
                <text:p>30026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7026">
                <text:p>27026</text:p>
              </table:table-cell>
              <table:table-cell office:value-type="float" office:value="32915">
                <text:p>32915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6319">
                <text:p>36319</text:p>
              </table:table-cell>
              <table:table-cell office:value-type="float" office:value="46515">
                <text:p>46515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60713">
                <text:p>60713</text:p>
              </table:table-cell>
              <table:table-cell office:value-type="float" office:value="75446">
                <text:p>75446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43508">
                <text:p>43508</text:p>
              </table:table-cell>
              <table:table-cell office:value-type="float" office:value="56603">
                <text:p>5660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37641">
                <text:p>37641</text:p>
              </table:table-cell>
              <table:table-cell office:value-type="float" office:value="56786">
                <text:p>5678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1079">
                <text:p>41079</text:p>
              </table:table-cell>
              <table:table-cell office:value-type="float" office:value="46351">
                <text:p>4635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47178">
                <text:p>47178</text:p>
              </table:table-cell>
              <table:table-cell office:value-type="float" office:value="51595">
                <text:p>51595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70571">
                <text:p>70571</text:p>
              </table:table-cell>
              <table:table-cell office:value-type="float" office:value="94393">
                <text:p>9439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89051">
                <text:p>89051</text:p>
              </table:table-cell>
              <table:table-cell office:value-type="float" office:value="115241">
                <text:p>11524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55248">
                <text:p>155248</text:p>
              </table:table-cell>
              <table:table-cell office:value-type="float" office:value="213697">
                <text:p>213697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24179">
                <text:p>124179</text:p>
              </table:table-cell>
              <table:table-cell office:value-type="float" office:value="179733">
                <text:p>17973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09940">
                <text:p>109940</text:p>
              </table:table-cell>
              <table:table-cell office:value-type="float" office:value="136582">
                <text:p>136582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10783">
                <text:p>110783</text:p>
              </table:table-cell>
              <table:table-cell office:value-type="float" office:value="131150">
                <text:p>131150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18919">
                <text:p>118919</text:p>
              </table:table-cell>
              <table:table-cell office:value-type="float" office:value="135508">
                <text:p>135508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32391">
                <text:p>132391</text:p>
              </table:table-cell>
              <table:table-cell office:value-type="float" office:value="141225">
                <text:p>141225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52952">
                <text:p>152952</text:p>
              </table:table-cell>
              <table:table-cell office:value-type="float" office:value="148138">
                <text:p>148138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14505">
                <text:p>214505</text:p>
              </table:table-cell>
              <table:table-cell office:value-type="float" office:value="195742">
                <text:p>195742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62102">
                <text:p>362102</text:p>
              </table:table-cell>
              <table:table-cell office:value-type="float" office:value="302751">
                <text:p>302751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93419">
                <text:p>593419</text:p>
              </table:table-cell>
              <table:table-cell office:value-type="float" office:value="518085">
                <text:p>51808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2864">
                <text:p>4372864</text:p>
              </table:table-cell>
              <table:table-cell office:value-type="float" office:value="4240870">
                <text:p>424087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561993">
                <text:p>561993</text:p>
              </table:table-cell>
              <table:table-cell office:value-type="float" office:value="500789">
                <text:p>500789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21533">
                <text:p>321533</text:p>
              </table:table-cell>
              <table:table-cell office:value-type="float" office:value="288356">
                <text:p>288356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03148">
                <text:p>203148</text:p>
              </table:table-cell>
              <table:table-cell office:value-type="float" office:value="182565">
                <text:p>182565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50672">
                <text:p>150672</text:p>
              </table:table-cell>
              <table:table-cell office:value-type="float" office:value="132556">
                <text:p>13255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34114">
                <text:p>134114</text:p>
              </table:table-cell>
              <table:table-cell office:value-type="float" office:value="118686">
                <text:p>11868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26662">
                <text:p>126662</text:p>
              </table:table-cell>
              <table:table-cell office:value-type="float" office:value="112367">
                <text:p>11236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18348">
                <text:p>118348</text:p>
              </table:table-cell>
              <table:table-cell office:value-type="float" office:value="106498">
                <text:p>106498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117435">
                <text:p>117435</text:p>
              </table:table-cell>
              <table:table-cell office:value-type="float" office:value="106951">
                <text:p>106951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33098">
                <text:p>133098</text:p>
              </table:table-cell>
              <table:table-cell office:value-type="float" office:value="127716">
                <text:p>12771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66139">
                <text:p>166139</text:p>
              </table:table-cell>
              <table:table-cell office:value-type="float" office:value="172773">
                <text:p>172773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94233">
                <text:p>94233</text:p>
              </table:table-cell>
              <table:table-cell office:value-type="float" office:value="87916">
                <text:p>8791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76515">
                <text:p>76515</text:p>
              </table:table-cell>
              <table:table-cell office:value-type="float" office:value="74854">
                <text:p>7485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44395">
                <text:p>44395</text:p>
              </table:table-cell>
              <table:table-cell office:value-type="float" office:value="43498">
                <text:p>4349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8193">
                <text:p>38193</text:p>
              </table:table-cell>
              <table:table-cell office:value-type="float" office:value="37192">
                <text:p>3719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34709">
                <text:p>34709</text:p>
              </table:table-cell>
              <table:table-cell office:value-type="float" office:value="33594">
                <text:p>33594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37653">
                <text:p>37653</text:p>
              </table:table-cell>
              <table:table-cell office:value-type="float" office:value="38812">
                <text:p>38812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54975">
                <text:p>54975</text:p>
              </table:table-cell>
              <table:table-cell office:value-type="float" office:value="58308">
                <text:p>58308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3714">
                <text:p>33714</text:p>
              </table:table-cell>
              <table:table-cell office:value-type="float" office:value="34730">
                <text:p>3473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24056">
                <text:p>24056</text:p>
              </table:table-cell>
              <table:table-cell office:value-type="float" office:value="23626">
                <text:p>2362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1744">
                <text:p>21744</text:p>
              </table:table-cell>
              <table:table-cell office:value-type="float" office:value="22198">
                <text:p>22198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20504">
                <text:p>20504</text:p>
              </table:table-cell>
              <table:table-cell office:value-type="float" office:value="21116">
                <text:p>2111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9029">
                <text:p>19029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21240">
                <text:p>21240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2518">
                <text:p>32518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9235">
                <text:p>19235</text:p>
              </table:table-cell>
              <table:table-cell office:value-type="float" office:value="19830">
                <text:p>1983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5064">
                <text:p>15064</text:p>
              </table:table-cell>
              <table:table-cell office:value-type="float" office:value="15022">
                <text:p>1502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4755">
                <text:p>14755</text:p>
              </table:table-cell>
              <table:table-cell office:value-type="float" office:value="15016">
                <text:p>1501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4225">
                <text:p>14225</text:p>
              </table:table-cell>
              <table:table-cell office:value-type="float" office:value="14573">
                <text:p>14573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3394">
                <text:p>13394</text:p>
              </table:table-cell>
              <table:table-cell office:value-type="float" office:value="13391">
                <text:p>1339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882">
                <text:p>15882</text:p>
              </table:table-cell>
              <table:table-cell office:value-type="float" office:value="16674">
                <text:p>16674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5559">
                <text:p>25559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4956">
                <text:p>14956</text:p>
              </table:table-cell>
              <table:table-cell office:value-type="float" office:value="14763">
                <text:p>1476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1721">
                <text:p>11721</text:p>
              </table:table-cell>
              <table:table-cell office:value-type="float" office:value="11591">
                <text:p>11591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1721">
                <text:p>11721</text:p>
              </table:table-cell>
              <table:table-cell office:value-type="float" office:value="11981">
                <text:p>1198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1258">
                <text:p>11258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0626">
                <text:p>10626</text:p>
              </table:table-cell>
              <table:table-cell office:value-type="float" office:value="12727">
                <text:p>12727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3034">
                <text:p>13034</text:p>
              </table:table-cell>
              <table:table-cell office:value-type="float" office:value="15542">
                <text:p>15542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0886">
                <text:p>20886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2125">
                <text:p>12125</text:p>
              </table:table-cell>
              <table:table-cell office:value-type="float" office:value="13243">
                <text:p>1324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566">
                <text:p>9566</text:p>
              </table:table-cell>
              <table:table-cell office:value-type="float" office:value="10099">
                <text:p>10099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9429">
                <text:p>9429</text:p>
              </table:table-cell>
              <table:table-cell office:value-type="float" office:value="10322">
                <text:p>1032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9466">
                <text:p>9466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8808">
                <text:p>8808</text:p>
              </table:table-cell>
              <table:table-cell office:value-type="float" office:value="11171">
                <text:p>1117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0840">
                <text:p>10840</text:p>
              </table:table-cell>
              <table:table-cell office:value-type="float" office:value="16867">
                <text:p>1686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6876">
                <text:p>16876</text:p>
              </table:table-cell>
              <table:table-cell office:value-type="float" office:value="29214">
                <text:p>29214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0160">
                <text:p>10160</text:p>
              </table:table-cell>
              <table:table-cell office:value-type="float" office:value="14242">
                <text:p>14242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8308">
                <text:p>8308</text:p>
              </table:table-cell>
              <table:table-cell office:value-type="float" office:value="11596">
                <text:p>11596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8227">
                <text:p>8227</text:p>
              </table:table-cell>
              <table:table-cell office:value-type="float" office:value="10022">
                <text:p>1002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8207">
                <text:p>8207</text:p>
              </table:table-cell>
              <table:table-cell office:value-type="float" office:value="10367">
                <text:p>103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629">
                <text:p>7629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9705">
                <text:p>9705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5075">
                <text:p>15075</text:p>
              </table:table-cell>
              <table:table-cell office:value-type="float" office:value="25126">
                <text:p>2512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9023">
                <text:p>9023</text:p>
              </table:table-cell>
              <table:table-cell office:value-type="float" office:value="10967">
                <text:p>10967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7150">
                <text:p>7150</text:p>
              </table:table-cell>
              <table:table-cell office:value-type="float" office:value="8207">
                <text:p>8207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7260">
                <text:p>7260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7196">
                <text:p>7196</text:p>
              </table:table-cell>
              <table:table-cell office:value-type="float" office:value="8652">
                <text:p>8652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6941">
                <text:p>6941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8603">
                <text:p>8603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3497">
                <text:p>13497</text:p>
              </table:table-cell>
              <table:table-cell office:value-type="float" office:value="18672">
                <text:p>1867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562">
                <text:p>7562</text:p>
              </table:table-cell>
              <table:table-cell office:value-type="float" office:value="9603">
                <text:p>9603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332">
                <text:p>6332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438">
                <text:p>6438</text:p>
              </table:table-cell>
              <table:table-cell office:value-type="float" office:value="7657">
                <text:p>7657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6463">
                <text:p>6463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170">
                <text:p>6170</text:p>
              </table:table-cell>
              <table:table-cell office:value-type="float" office:value="6824">
                <text:p>6824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7768">
                <text:p>7768</text:p>
              </table:table-cell>
              <table:table-cell office:value-type="float" office:value="10302">
                <text:p>10302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1599">
                <text:p>11599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6550">
                <text:p>6550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5718">
                <text:p>5718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5820">
                <text:p>5820</text:p>
              </table:table-cell>
              <table:table-cell office:value-type="float" office:value="6640">
                <text:p>66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